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44d53d" officeooo:paragraph-rsid="001465c2" style:font-size-asian="14pt" style:font-size-complex="14pt"/>
    </style:style>
    <style:style style:name="P2" style:family="paragraph" style:parent-style-name="Standard">
      <style:text-properties fo:font-size="14pt" officeooo:rsid="00572382" officeooo:paragraph-rsid="00572382" style:font-size-asian="14pt" style:font-size-complex="14pt"/>
    </style:style>
    <style:style style:name="P3" style:family="paragraph" style:parent-style-name="Standard">
      <style:text-properties fo:font-size="14pt" officeooo:rsid="00572382" officeooo:paragraph-rsid="008670a9" style:font-size-asian="14pt" style:font-size-complex="14pt"/>
    </style:style>
    <style:style style:name="P4" style:family="paragraph" style:parent-style-name="Standard">
      <style:text-properties fo:font-size="14pt" officeooo:rsid="00583b00" officeooo:paragraph-rsid="00583b00" style:font-size-asian="14pt" style:font-size-complex="14pt"/>
    </style:style>
    <style:style style:name="P5" style:family="paragraph" style:parent-style-name="Standard">
      <style:text-properties fo:font-size="14pt" officeooo:rsid="00583b00" officeooo:paragraph-rsid="0089e593" style:font-size-asian="14pt" style:font-size-complex="14pt"/>
    </style:style>
    <style:style style:name="P6" style:family="paragraph" style:parent-style-name="Standard">
      <style:text-properties fo:font-size="14pt" officeooo:rsid="005d05c0" officeooo:paragraph-rsid="005d05c0" style:font-size-asian="14pt" style:font-size-complex="14pt"/>
    </style:style>
    <style:style style:name="P7" style:family="paragraph" style:parent-style-name="Standard">
      <style:text-properties fo:font-size="14pt" officeooo:rsid="0060ce43" officeooo:paragraph-rsid="0060ce43" style:font-size-asian="14pt" style:font-size-complex="14pt"/>
    </style:style>
    <style:style style:name="P8" style:family="paragraph" style:parent-style-name="Standard">
      <style:text-properties fo:font-size="14pt" officeooo:rsid="006162db" officeooo:paragraph-rsid="006162db" style:font-size-asian="14pt" style:font-size-complex="14pt"/>
    </style:style>
    <style:style style:name="P9" style:family="paragraph" style:parent-style-name="Standard">
      <style:text-properties fo:font-size="14pt" officeooo:rsid="0062166f" officeooo:paragraph-rsid="0062166f" style:font-size-asian="14pt" style:font-size-complex="14pt"/>
    </style:style>
    <style:style style:name="P10" style:family="paragraph" style:parent-style-name="Standard">
      <style:text-properties fo:font-size="14pt" officeooo:rsid="0063273a" officeooo:paragraph-rsid="0063273a" style:font-size-asian="14pt" style:font-size-complex="14pt"/>
    </style:style>
    <style:style style:name="P11" style:family="paragraph" style:parent-style-name="Standard">
      <style:text-properties fo:font-size="14pt" officeooo:rsid="006340d7" officeooo:paragraph-rsid="006340d7" style:font-size-asian="14pt" style:font-size-complex="14pt"/>
    </style:style>
    <style:style style:name="P12" style:family="paragraph" style:parent-style-name="Standard">
      <style:text-properties fo:font-size="14pt" officeooo:rsid="006488d2" officeooo:paragraph-rsid="006488d2" style:font-size-asian="14pt" style:font-size-complex="14pt"/>
    </style:style>
    <style:style style:name="P13" style:family="paragraph" style:parent-style-name="Standard">
      <style:text-properties fo:font-size="14pt" officeooo:rsid="006488d2" officeooo:paragraph-rsid="0089e593" style:font-size-asian="14pt" style:font-size-complex="14pt"/>
    </style:style>
    <style:style style:name="P14" style:family="paragraph" style:parent-style-name="Standard">
      <style:text-properties fo:font-size="14pt" officeooo:rsid="006533cd" officeooo:paragraph-rsid="006533cd" style:font-size-asian="14pt" style:font-size-complex="14pt"/>
    </style:style>
    <style:style style:name="P15" style:family="paragraph" style:parent-style-name="Standard">
      <style:text-properties fo:font-size="14pt" officeooo:rsid="006ece93" officeooo:paragraph-rsid="006ece93" style:font-size-asian="14pt" style:font-size-complex="14pt"/>
    </style:style>
    <style:style style:name="P16" style:family="paragraph" style:parent-style-name="Standard">
      <style:text-properties fo:font-size="14pt" officeooo:rsid="00728d3b" officeooo:paragraph-rsid="00728d3b" style:font-size-asian="14pt" style:font-size-complex="14pt"/>
    </style:style>
    <style:style style:name="P17" style:family="paragraph" style:parent-style-name="Standard">
      <style:text-properties fo:font-size="14pt" officeooo:rsid="0075dbd3" officeooo:paragraph-rsid="0075dbd3" style:font-size-asian="14pt" style:font-size-complex="14pt"/>
    </style:style>
    <style:style style:name="P18" style:family="paragraph" style:parent-style-name="Standard">
      <style:text-properties fo:font-size="14pt" officeooo:rsid="00765cc0" officeooo:paragraph-rsid="00765cc0" style:font-size-asian="14pt" style:font-size-complex="14pt"/>
    </style:style>
    <style:style style:name="P19" style:family="paragraph" style:parent-style-name="Standard">
      <style:text-properties fo:font-size="14pt" officeooo:rsid="0078d778" officeooo:paragraph-rsid="0078d778" style:font-size-asian="14pt" style:font-size-complex="14pt"/>
    </style:style>
    <style:style style:name="P20" style:family="paragraph" style:parent-style-name="Standard">
      <style:text-properties fo:font-size="14pt" officeooo:rsid="00799a22" officeooo:paragraph-rsid="00799a22" style:font-size-asian="14pt" style:font-size-complex="14pt"/>
    </style:style>
    <style:style style:name="P21" style:family="paragraph" style:parent-style-name="Standard">
      <style:text-properties fo:font-size="14pt" officeooo:rsid="007d083f" officeooo:paragraph-rsid="007d083f" style:font-size-asian="14pt" style:font-size-complex="14pt"/>
    </style:style>
    <style:style style:name="P22" style:family="paragraph" style:parent-style-name="Standard">
      <style:text-properties fo:font-size="14pt" officeooo:rsid="007ed177" officeooo:paragraph-rsid="007ed177" style:font-size-asian="14pt" style:font-size-complex="14pt"/>
    </style:style>
    <style:style style:name="P23" style:family="paragraph" style:parent-style-name="Standard">
      <style:text-properties fo:font-size="14pt" officeooo:rsid="008222c6" officeooo:paragraph-rsid="008222c6" style:font-size-asian="14pt" style:font-size-complex="14pt"/>
    </style:style>
    <style:style style:name="P24" style:family="paragraph" style:parent-style-name="Standard">
      <style:text-properties fo:font-size="14pt" officeooo:rsid="008955fc" officeooo:paragraph-rsid="008955fc" style:font-size-asian="14pt" style:font-size-complex="14pt"/>
    </style:style>
    <style:style style:name="P25" style:family="paragraph" style:parent-style-name="Standard">
      <style:text-properties fo:font-size="14pt" officeooo:rsid="0089e593" officeooo:paragraph-rsid="0089e593" style:font-size-asian="14pt" style:font-size-complex="14pt"/>
    </style:style>
    <style:style style:name="P26" style:family="paragraph" style:parent-style-name="Standard">
      <style:text-properties fo:font-size="14pt" officeooo:rsid="008fec27" officeooo:paragraph-rsid="008fec27" style:font-size-asian="14pt" style:font-size-complex="14pt"/>
    </style:style>
    <style:style style:name="P27" style:family="paragraph" style:parent-style-name="Standard">
      <style:text-properties fo:font-size="14pt" officeooo:rsid="0007d64a" officeooo:paragraph-rsid="008fec27" style:font-size-asian="14pt" style:font-size-complex="14pt"/>
    </style:style>
    <style:style style:name="P28" style:family="paragraph" style:parent-style-name="Standard">
      <style:text-properties fo:font-size="14pt" officeooo:rsid="00a6b008" officeooo:paragraph-rsid="00a6b008" style:font-size-asian="14pt" style:font-size-complex="14pt"/>
    </style:style>
    <style:style style:name="P29" style:family="paragraph" style:parent-style-name="Standard">
      <style:text-properties fo:font-size="14pt" officeooo:rsid="00a72e28" officeooo:paragraph-rsid="00a72e28" style:font-size-asian="14pt" style:font-size-complex="14pt"/>
    </style:style>
    <style:style style:name="P30" style:family="paragraph" style:parent-style-name="Standard">
      <style:text-properties fo:font-size="14pt" officeooo:rsid="00a973b3" officeooo:paragraph-rsid="001465c2" style:font-size-asian="14pt" style:font-size-complex="14pt"/>
    </style:style>
    <style:style style:name="P31" style:family="paragraph" style:parent-style-name="Standard">
      <style:text-properties fo:font-size="14pt" officeooo:rsid="00ab724e" officeooo:paragraph-rsid="00ab724e" style:font-size-asian="14pt" style:font-size-complex="14pt"/>
    </style:style>
    <style:style style:name="P32" style:family="paragraph" style:parent-style-name="Standard">
      <style:text-properties fo:font-size="14pt" officeooo:rsid="00ac0fac" officeooo:paragraph-rsid="00ac0fac" style:font-size-asian="14pt" style:font-size-complex="14pt"/>
    </style:style>
    <style:style style:name="P33" style:family="paragraph" style:parent-style-name="Standard">
      <style:text-properties fo:font-size="14pt" officeooo:rsid="00ac410c" officeooo:paragraph-rsid="00ac410c" style:font-size-asian="14pt" style:font-size-complex="14pt"/>
    </style:style>
    <style:style style:name="P34" style:family="paragraph" style:parent-style-name="Standard">
      <style:text-properties fo:font-size="14pt" officeooo:rsid="00ae6f56" officeooo:paragraph-rsid="00ae6f56" style:font-size-asian="14pt" style:font-size-complex="14pt"/>
    </style:style>
    <style:style style:name="P35" style:family="paragraph" style:parent-style-name="Standard">
      <style:text-properties fo:font-size="14pt" officeooo:rsid="00af47b1" officeooo:paragraph-rsid="00af47b1" style:font-size-asian="14pt" style:font-size-complex="14pt"/>
    </style:style>
    <style:style style:name="P36" style:family="paragraph" style:parent-style-name="Standard">
      <style:text-properties fo:font-size="14pt" officeooo:rsid="00af802e" officeooo:paragraph-rsid="00af802e" style:font-size-asian="14pt" style:font-size-complex="14pt"/>
    </style:style>
    <style:style style:name="P37" style:family="paragraph" style:parent-style-name="Standard">
      <style:text-properties fo:font-size="14pt" officeooo:rsid="00b1063d" officeooo:paragraph-rsid="00b1063d" style:font-size-asian="14pt" style:font-size-complex="14pt"/>
    </style:style>
    <style:style style:name="P38" style:family="paragraph" style:parent-style-name="Standard">
      <style:text-properties fo:font-size="14pt" officeooo:rsid="00b1dddb" officeooo:paragraph-rsid="00b1dddb" style:font-size-asian="14pt" style:font-size-complex="14pt"/>
    </style:style>
    <style:style style:name="P39" style:family="paragraph" style:parent-style-name="Standard">
      <style:text-properties fo:font-size="14pt" officeooo:rsid="00b3b66a" officeooo:paragraph-rsid="00b3b66a" style:font-size-asian="14pt" style:font-size-complex="14pt"/>
    </style:style>
    <style:style style:name="P40" style:family="paragraph" style:parent-style-name="Standard">
      <style:text-properties fo:font-size="14pt" officeooo:rsid="00b4c85b" officeooo:paragraph-rsid="00b4c85b" style:font-size-asian="14pt" style:font-size-complex="14pt"/>
    </style:style>
    <style:style style:name="P41" style:family="paragraph" style:parent-style-name="Standard">
      <style:text-properties fo:font-size="14pt" officeooo:rsid="00b69cfb" officeooo:paragraph-rsid="00b69cfb" style:font-size-asian="14pt" style:font-size-complex="14pt"/>
    </style:style>
    <style:style style:name="P42" style:family="paragraph" style:parent-style-name="Standard">
      <style:text-properties fo:font-size="14pt" officeooo:rsid="00b82dd4" officeooo:paragraph-rsid="00b82dd4" style:font-size-asian="14pt" style:font-size-complex="14pt"/>
    </style:style>
    <style:style style:name="P43" style:family="paragraph" style:parent-style-name="Standard">
      <style:text-properties fo:font-size="14pt" officeooo:rsid="00c0095e" officeooo:paragraph-rsid="00c0095e" style:font-size-asian="14pt" style:font-size-complex="14pt"/>
    </style:style>
    <style:style style:name="P44" style:family="paragraph" style:parent-style-name="Standard">
      <style:text-properties fo:font-size="14pt" officeooo:rsid="00cbf418" officeooo:paragraph-rsid="00cbf418" style:font-size-asian="14pt" style:font-size-complex="14pt"/>
    </style:style>
    <style:style style:name="P45" style:family="paragraph" style:parent-style-name="Standard">
      <style:text-properties fo:font-size="14pt" officeooo:rsid="00d15d71" officeooo:paragraph-rsid="00d15d71" style:font-size-asian="14pt" style:font-size-complex="14pt"/>
    </style:style>
    <style:style style:name="P46" style:family="paragraph" style:parent-style-name="Standard">
      <style:text-properties fo:font-size="14pt" officeooo:rsid="00d61dfd" officeooo:paragraph-rsid="00d61dfd" style:font-size-asian="14pt" style:font-size-complex="14pt"/>
    </style:style>
    <style:style style:name="P47" style:family="paragraph" style:parent-style-name="Standard">
      <style:text-properties fo:font-size="14pt" officeooo:rsid="00da69c4" officeooo:paragraph-rsid="00da69c4" style:font-size-asian="14pt" style:font-size-complex="14pt"/>
    </style:style>
    <style:style style:name="P48" style:family="paragraph" style:parent-style-name="Standard">
      <style:text-properties fo:font-size="14pt" officeooo:rsid="00daf9d1" officeooo:paragraph-rsid="00daf9d1" style:font-size-asian="14pt" style:font-size-complex="14pt"/>
    </style:style>
    <style:style style:name="P49" style:family="paragraph" style:parent-style-name="Standard">
      <style:text-properties fo:font-size="14pt" officeooo:rsid="00dbf1be" officeooo:paragraph-rsid="00dbf1be" style:font-size-asian="14pt" style:font-size-complex="14pt"/>
    </style:style>
    <style:style style:name="P50" style:family="paragraph" style:parent-style-name="Standard">
      <style:text-properties fo:font-size="14pt" officeooo:rsid="00dd500e" officeooo:paragraph-rsid="00dd500e" style:font-size-asian="14pt" style:font-size-complex="14pt"/>
    </style:style>
    <style:style style:name="P51" style:family="paragraph" style:parent-style-name="Standard">
      <style:text-properties fo:font-size="14pt" officeooo:rsid="00dde977" officeooo:paragraph-rsid="00dde977" style:font-size-asian="14pt" style:font-size-complex="14pt"/>
    </style:style>
    <style:style style:name="P52" style:family="paragraph" style:parent-style-name="Standard">
      <style:text-properties fo:font-size="14pt" officeooo:rsid="00df2d06" officeooo:paragraph-rsid="00df2d06" style:font-size-asian="14pt" style:font-size-complex="14pt"/>
    </style:style>
    <style:style style:name="P53" style:family="paragraph" style:parent-style-name="Standard">
      <style:text-properties fo:font-size="14pt" officeooo:rsid="00e27719" officeooo:paragraph-rsid="00e27719" style:font-size-asian="14pt" style:font-size-complex="14pt"/>
    </style:style>
    <style:style style:name="P54" style:family="paragraph" style:parent-style-name="Standard">
      <style:text-properties fo:font-size="14pt" officeooo:rsid="00e9ccca" officeooo:paragraph-rsid="00e9ccca" style:font-size-asian="14pt" style:font-size-complex="14pt"/>
    </style:style>
    <style:style style:name="P55" style:family="paragraph" style:parent-style-name="Standard">
      <style:text-properties fo:font-size="14pt" officeooo:rsid="00eabbe4" officeooo:paragraph-rsid="00eabbe4" style:font-size-asian="14pt" style:font-size-complex="14pt"/>
    </style:style>
    <style:style style:name="P56" style:family="paragraph" style:parent-style-name="Standard">
      <style:text-properties fo:font-size="14pt" officeooo:rsid="00ecd1f3" officeooo:paragraph-rsid="00ecd1f3" style:font-size-asian="14pt" style:font-size-complex="14pt"/>
    </style:style>
    <style:style style:name="P57" style:family="paragraph" style:parent-style-name="Standard">
      <style:text-properties fo:font-size="14pt" officeooo:rsid="00ef3420" officeooo:paragraph-rsid="00ef3420" style:font-size-asian="14pt" style:font-size-complex="14pt"/>
    </style:style>
    <style:style style:name="P58" style:family="paragraph" style:parent-style-name="Standard">
      <style:text-properties fo:font-size="14pt" fo:font-weight="bold" officeooo:rsid="006162db" officeooo:paragraph-rsid="006162db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officeooo:rsid="0060ce43" officeooo:paragraph-rsid="0060ce43" fo:background-color="#ffff00" style:font-size-asian="14pt" style:font-size-complex="14pt"/>
    </style:style>
    <style:style style:name="P60" style:family="paragraph" style:parent-style-name="Standard">
      <style:text-properties fo:font-size="14pt" officeooo:rsid="00572382" officeooo:paragraph-rsid="008670a9" fo:background-color="#ffff00" style:font-size-asian="14pt" style:font-size-complex="14pt"/>
    </style:style>
    <style:style style:name="P61" style:family="paragraph" style:parent-style-name="Standard">
      <style:text-properties fo:font-size="14pt" officeooo:rsid="00572382" officeooo:paragraph-rsid="00572382" fo:background-color="#ffff00" style:font-size-asian="14pt" style:font-size-complex="14pt"/>
    </style:style>
    <style:style style:name="P62" style:family="paragraph" style:parent-style-name="Standard">
      <style:text-properties fo:font-size="14pt" officeooo:rsid="00583b00" officeooo:paragraph-rsid="0089e593" fo:background-color="#ffff00" style:font-size-asian="14pt" style:font-size-complex="14pt"/>
    </style:style>
    <style:style style:name="P63" style:family="paragraph" style:parent-style-name="Standard">
      <style:text-properties fo:font-size="14pt" officeooo:rsid="005d05c0" officeooo:paragraph-rsid="005d05c0" fo:background-color="#ffff00" style:font-size-asian="14pt" style:font-size-complex="14pt"/>
    </style:style>
    <style:style style:name="P64" style:family="paragraph" style:parent-style-name="Standard">
      <style:text-properties fo:font-size="14pt" officeooo:rsid="0062166f" officeooo:paragraph-rsid="0062166f" fo:background-color="#ffff00" style:font-size-asian="14pt" style:font-size-complex="14pt"/>
    </style:style>
    <style:style style:name="P65" style:family="paragraph" style:parent-style-name="Standard">
      <style:text-properties fo:font-size="14pt" officeooo:rsid="0089e593" officeooo:paragraph-rsid="0089e593" fo:background-color="#ffff00" style:font-size-asian="14pt" style:font-size-complex="14pt"/>
    </style:style>
    <style:style style:name="P66" style:family="paragraph" style:parent-style-name="Standard">
      <style:text-properties fo:font-size="14pt" officeooo:rsid="0078d778" officeooo:paragraph-rsid="0078d778" fo:background-color="#ffff00" style:font-size-asian="14pt" style:font-size-complex="14pt"/>
    </style:style>
    <style:style style:name="P67" style:family="paragraph" style:parent-style-name="Standard">
      <style:text-properties fo:font-size="14pt" officeooo:rsid="008a072a" officeooo:paragraph-rsid="008a072a" fo:background-color="#ffff00" style:font-size-asian="14pt" style:font-size-complex="14pt"/>
    </style:style>
    <style:style style:name="P68" style:family="paragraph" style:parent-style-name="Standard">
      <style:text-properties fo:font-size="14pt" officeooo:rsid="008222c6" officeooo:paragraph-rsid="008222c6" fo:background-color="#ffff00" style:font-size-asian="14pt" style:font-size-complex="14pt"/>
    </style:style>
    <style:style style:name="P69" style:family="paragraph" style:parent-style-name="Standard">
      <style:text-properties fo:font-size="14pt" officeooo:rsid="0075dbd3" officeooo:paragraph-rsid="0075dbd3" fo:background-color="#ffff00" style:font-size-asian="14pt" style:font-size-complex="14pt"/>
    </style:style>
    <style:style style:name="P70" style:family="paragraph" style:parent-style-name="Standard">
      <style:text-properties fo:font-size="14pt" officeooo:rsid="008fec27" officeooo:paragraph-rsid="008fec27" fo:background-color="#ffff00" style:font-size-asian="14pt" style:font-size-complex="14pt"/>
    </style:style>
    <style:style style:name="P71" style:family="paragraph" style:parent-style-name="Standard">
      <style:text-properties fo:font-size="14pt" officeooo:rsid="00a72e28" officeooo:paragraph-rsid="00a72e28" fo:background-color="#ffff00" style:font-size-asian="14pt" style:font-size-complex="14pt"/>
    </style:style>
    <style:style style:name="P72" style:family="paragraph" style:parent-style-name="Standard">
      <style:text-properties fo:font-size="14pt" officeooo:rsid="00b23289" officeooo:paragraph-rsid="00b23289" fo:background-color="#ffff00" style:font-size-asian="14pt" style:font-size-complex="14pt"/>
    </style:style>
    <style:style style:name="P73" style:family="paragraph" style:parent-style-name="Standard">
      <style:text-properties fo:font-size="14pt" officeooo:rsid="00cbf418" officeooo:paragraph-rsid="00cbf418" fo:background-color="#ffff00" style:font-size-asian="14pt" style:font-size-complex="14pt"/>
    </style:style>
    <style:style style:name="P74" style:family="paragraph" style:parent-style-name="Standard">
      <style:text-properties fo:font-size="14pt" fo:font-weight="normal" officeooo:rsid="001b8097" officeooo:paragraph-rsid="00e575b5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fo:font-weight="normal" officeooo:rsid="00136c31" officeooo:paragraph-rsid="00e7f052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fo:font-weight="normal" officeooo:rsid="00e7f052" officeooo:paragraph-rsid="00e7f052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size="14pt" fo:font-weight="normal" officeooo:rsid="00e7f052" officeooo:paragraph-rsid="00e7f052" fo:background-color="#ffff00" style:font-size-asian="14pt" style:font-weight-asian="normal" style:font-size-complex="14pt" style:font-weight-complex="normal"/>
    </style:style>
    <style:style style:name="P78" style:family="paragraph" style:parent-style-name="Standard">
      <style:text-properties officeooo:paragraph-rsid="008fec27"/>
    </style:style>
    <style:style style:name="P79" style:family="paragraph" style:parent-style-name="Standard">
      <style:text-properties officeooo:rsid="0007d64a" officeooo:paragraph-rsid="008fec27"/>
    </style:style>
    <style:style style:name="P80" style:family="paragraph" style:parent-style-name="Standard">
      <style:text-properties fo:font-weight="bold" officeooo:rsid="0007d64a" officeooo:paragraph-rsid="008fec27" style:font-weight-asian="bold" style:font-weight-complex="bold"/>
    </style:style>
    <style:style style:name="P81" style:family="paragraph" style:parent-style-name="Standard">
      <style:text-properties fo:font-weight="bold" officeooo:rsid="00082cf7" officeooo:paragraph-rsid="008fec27" style:font-weight-asian="bold" style:font-weight-complex="bold"/>
    </style:style>
    <style:style style:name="P82" style:family="paragraph" style:parent-style-name="Standard">
      <style:text-properties fo:font-weight="bold" officeooo:rsid="000b6a72" officeooo:paragraph-rsid="008fec27" style:font-weight-asian="bold" style:font-weight-complex="bold"/>
    </style:style>
    <style:style style:name="P83" style:family="paragraph" style:parent-style-name="Standard">
      <style:text-properties fo:font-weight="normal" officeooo:rsid="0007d64a" officeooo:paragraph-rsid="008fec27" style:font-weight-asian="normal" style:font-weight-complex="normal"/>
    </style:style>
    <style:style style:name="P84" style:family="paragraph" style:parent-style-name="Standard">
      <style:text-properties fo:font-weight="normal" officeooo:rsid="0009fc3c" officeooo:paragraph-rsid="00e575b5" style:font-weight-asian="normal" style:font-weight-complex="normal"/>
    </style:style>
    <style:style style:name="P85" style:family="paragraph" style:parent-style-name="Standard">
      <style:text-properties fo:font-weight="normal" officeooo:rsid="0009fc3c" officeooo:paragraph-rsid="00e7f052" style:font-weight-asian="normal" style:font-weight-complex="normal"/>
    </style:style>
    <style:style style:name="P86" style:family="paragraph" style:parent-style-name="Standard">
      <style:text-properties fo:font-weight="normal" officeooo:rsid="000cb316" officeooo:paragraph-rsid="00e575b5" style:font-weight-asian="normal" style:font-weight-complex="normal"/>
    </style:style>
    <style:style style:name="P87" style:family="paragraph" style:parent-style-name="Standard">
      <style:text-properties fo:font-weight="normal" officeooo:rsid="000cb316" officeooo:paragraph-rsid="00e7f052" style:font-weight-asian="normal" style:font-weight-complex="normal"/>
    </style:style>
    <style:style style:name="P88" style:family="paragraph" style:parent-style-name="Standard">
      <style:text-properties fo:font-weight="normal" officeooo:rsid="000d70f1" officeooo:paragraph-rsid="00e575b5" style:font-weight-asian="normal" style:font-weight-complex="normal"/>
    </style:style>
    <style:style style:name="P89" style:family="paragraph" style:parent-style-name="Standard">
      <style:text-properties fo:font-weight="normal" officeooo:rsid="000d70f1" officeooo:paragraph-rsid="00e7f052" style:font-weight-asian="normal" style:font-weight-complex="normal"/>
    </style:style>
    <style:style style:name="P90" style:family="paragraph" style:parent-style-name="Standard">
      <style:text-properties fo:font-weight="normal" officeooo:rsid="000e743a" officeooo:paragraph-rsid="00e575b5" style:font-weight-asian="normal" style:font-weight-complex="normal"/>
    </style:style>
    <style:style style:name="P91" style:family="paragraph" style:parent-style-name="Standard">
      <style:text-properties fo:font-weight="normal" officeooo:rsid="000e743a" officeooo:paragraph-rsid="00e7f052" style:font-weight-asian="normal" style:font-weight-complex="normal"/>
    </style:style>
    <style:style style:name="P92" style:family="paragraph" style:parent-style-name="Standard">
      <style:text-properties fo:font-weight="normal" officeooo:rsid="0011fe62" officeooo:paragraph-rsid="00e575b5" style:font-weight-asian="normal" style:font-weight-complex="normal"/>
    </style:style>
    <style:style style:name="P93" style:family="paragraph" style:parent-style-name="Standard">
      <style:text-properties fo:font-weight="normal" officeooo:rsid="0011fe62" officeooo:paragraph-rsid="00e7f052" style:font-weight-asian="normal" style:font-weight-complex="normal"/>
    </style:style>
    <style:style style:name="P94" style:family="paragraph" style:parent-style-name="Standard">
      <style:text-properties fo:font-weight="normal" officeooo:rsid="00136c31" officeooo:paragraph-rsid="00e575b5" style:font-weight-asian="normal" style:font-weight-complex="normal"/>
    </style:style>
    <style:style style:name="P95" style:family="paragraph" style:parent-style-name="Standard">
      <style:text-properties fo:font-weight="normal" officeooo:rsid="00136c31" officeooo:paragraph-rsid="00e7f052" style:font-weight-asian="normal" style:font-weight-complex="normal"/>
    </style:style>
    <style:style style:name="P96" style:family="paragraph" style:parent-style-name="Standard">
      <style:text-properties fo:font-weight="normal" officeooo:rsid="00162718" officeooo:paragraph-rsid="00e575b5" style:font-weight-asian="normal" style:font-weight-complex="normal"/>
    </style:style>
    <style:style style:name="P97" style:family="paragraph" style:parent-style-name="Standard">
      <style:text-properties fo:font-weight="normal" officeooo:rsid="001672fe" officeooo:paragraph-rsid="00e575b5" style:font-weight-asian="normal" style:font-weight-complex="normal"/>
    </style:style>
    <style:style style:name="P98" style:family="paragraph" style:parent-style-name="Standard">
      <style:text-properties fo:font-weight="normal" officeooo:rsid="001b8097" officeooo:paragraph-rsid="00e575b5" style:font-weight-asian="normal" style:font-weight-complex="normal"/>
    </style:style>
    <style:style style:name="P99" style:family="paragraph" style:parent-style-name="Standard">
      <style:text-properties fo:font-weight="normal" officeooo:rsid="00154446" officeooo:paragraph-rsid="00e7f052" style:font-weight-asian="normal" style:font-weight-complex="normal"/>
    </style:style>
    <style:style style:name="P100" style:family="paragraph" style:parent-style-name="Standard">
      <style:text-properties style:font-name="Liberation Serif" fo:font-size="12pt" fo:font-weight="normal" officeooo:rsid="00082cf7" officeooo:paragraph-rsid="008fec27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Liberation Serif" fo:font-size="12pt" officeooo:rsid="00082cf7" officeooo:paragraph-rsid="008fec27" style:font-size-asian="12pt" style:font-size-complex="12pt"/>
    </style:style>
    <style:style style:name="P102" style:family="paragraph" style:parent-style-name="Standard">
      <style:text-properties style:font-name="Liberation Serif" fo:font-size="12pt" officeooo:paragraph-rsid="008fec27" style:font-size-asian="12pt" style:font-size-complex="12pt"/>
    </style:style>
    <style:style style:name="P103" style:family="paragraph" style:parent-style-name="Standard">
      <style:text-properties officeooo:rsid="0008370c" officeooo:paragraph-rsid="00e575b5"/>
    </style:style>
    <style:style style:name="P104" style:family="paragraph" style:parent-style-name="Standard">
      <style:text-properties officeooo:rsid="0008370c" officeooo:paragraph-rsid="00e7f052"/>
    </style:style>
    <style:style style:name="P105" style:family="paragraph" style:parent-style-name="Standard">
      <style:text-properties officeooo:rsid="0009fc3c" officeooo:paragraph-rsid="00e575b5"/>
    </style:style>
    <style:style style:name="P106" style:family="paragraph" style:parent-style-name="Standard">
      <style:text-properties officeooo:rsid="0009fc3c" officeooo:paragraph-rsid="00e7f052"/>
    </style:style>
    <style:style style:name="P10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8p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8pt" fo:background-color="#ffff00"/>
    </style:style>
    <style:style style:name="P10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1" fo:font-size="18pt" fo:background-color="#ffff00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1" fo:font-size="18pt"/>
    </style:style>
    <style:style style:name="P112" style:family="paragraph" style:parent-style-name="Preformatted_20_Text">
      <style:text-properties fo:font-size="14pt" officeooo:rsid="00b82dd4" officeooo:paragraph-rsid="00b82dd4" style:font-size-asian="14pt" style:font-size-complex="14pt"/>
    </style:style>
    <style:style style:name="P113" style:family="paragraph" style:parent-style-name="Quotations">
      <style:text-properties fo:font-size="14pt" officeooo:rsid="00b82dd4" officeooo:paragraph-rsid="00b82dd4" style:font-size-asian="14pt" style:font-size-complex="14pt"/>
    </style:style>
    <style:style style:name="P114" style:family="paragraph" style:parent-style-name="Quotations">
      <style:text-properties officeooo:paragraph-rsid="00b95f86"/>
    </style:style>
    <style:style style:name="P115" style:family="paragraph" style:parent-style-name="Text_20_body">
      <style:text-properties officeooo:paragraph-rsid="00bc9b57"/>
    </style:style>
    <style:style style:name="P116" style:family="paragraph" style:parent-style-name="Standard">
      <style:text-properties fo:font-size="14pt" officeooo:rsid="00ef3420" officeooo:paragraph-rsid="00ef3420" style:font-size-asian="14pt" style:font-size-complex="14pt"/>
    </style:style>
    <style:style style:name="P117" style:family="paragraph" style:parent-style-name="Standard">
      <style:text-properties fo:font-size="14pt" officeooo:rsid="00f3655d" officeooo:paragraph-rsid="00f3655d" style:font-size-asian="14pt" style:font-size-complex="14pt"/>
    </style:style>
    <style:style style:name="P118" style:family="paragraph" style:parent-style-name="Standard">
      <style:text-properties fo:font-size="14pt" officeooo:rsid="00f4b396" officeooo:paragraph-rsid="00f4b396" style:font-size-asian="14pt" style:font-size-complex="14pt"/>
    </style:style>
    <style:style style:name="P119" style:family="paragraph" style:parent-style-name="Standard">
      <style:text-properties fo:font-size="14pt" officeooo:rsid="00f53625" officeooo:paragraph-rsid="00f53625" style:font-size-asian="14pt" style:font-size-complex="14pt"/>
    </style:style>
    <style:style style:name="P120" style:family="paragraph" style:parent-style-name="Standard">
      <style:text-properties fo:font-size="14pt" officeooo:rsid="00f3655d" officeooo:paragraph-rsid="00f3655d" fo:background-color="#ffff00" style:font-size-asian="14pt" style:font-size-complex="14pt"/>
    </style:style>
    <style:style style:name="P121" style:family="paragraph" style:parent-style-name="Standard">
      <style:text-properties fo:font-size="14pt" officeooo:rsid="00f4b396" officeooo:paragraph-rsid="00f4b396" fo:background-color="#ffff00" style:font-size-asian="14pt" style:font-size-complex="14pt"/>
    </style:style>
    <style:style style:name="P122" style:family="paragraph" style:parent-style-name="Standard">
      <style:text-properties fo:font-size="14pt" officeooo:rsid="00f53625" officeooo:paragraph-rsid="00f53625" fo:background-color="#ffff00" style:font-size-asian="14pt" style:font-size-complex="14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91377e" fo:background-color="#ffff00" loext:char-shading-value="0"/>
    </style:style>
    <style:style style:name="T3" style:family="text">
      <style:text-properties fo:font-style="italic" fo:background-color="#ffff00" loext:char-shading-value="0"/>
    </style:style>
    <style:style style:name="T4" style:family="text">
      <style:text-properties fo:font-size="18pt"/>
    </style:style>
    <style:style style:name="T5" style:family="text">
      <style:text-properties fo:font-size="18pt" fo:background-color="#ffff00" loext:char-shading-value="0"/>
    </style:style>
    <style:style style:name="T6" style:family="text">
      <style:text-properties fo:font-size="18pt" fo:background-color="#ffff00" loext:char-shading-value="0" style:font-size-asian="18pt" style:font-size-complex="18pt"/>
    </style:style>
    <style:style style:name="T7" style:family="text">
      <style:text-properties style:font-name="Liberation Serif1" fo:font-size="18pt"/>
    </style:style>
    <style:style style:name="T8" style:family="text">
      <style:text-properties style:text-position="super 58%"/>
    </style:style>
    <style:style style:name="T9" style:family="text">
      <style:text-properties officeooo:rsid="0058fc0f"/>
    </style:style>
    <style:style style:name="T10" style:family="text">
      <style:text-properties officeooo:rsid="007c37a7"/>
    </style:style>
    <style:style style:name="T11" style:family="text">
      <style:text-properties officeooo:rsid="007d083f"/>
    </style:style>
    <style:style style:name="T12" style:family="text">
      <style:text-properties officeooo:rsid="0089e593"/>
    </style:style>
    <style:style style:name="T13" style:family="text">
      <style:text-properties officeooo:rsid="008a072a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fo:font-size="14pt" officeooo:rsid="00b82dd4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7d64a" style:font-weight-asian="normal" style:font-weight-complex="normal"/>
    </style:style>
    <style:style style:name="T18" style:family="text">
      <style:text-properties fo:font-weight="normal" officeooo:rsid="0008e34a" style:font-weight-asian="normal" style:font-weight-complex="normal"/>
    </style:style>
    <style:style style:name="T19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20" style:family="text">
      <style:text-properties officeooo:rsid="0007f32a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officeooo:rsid="00082cf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d7ec85"/>
    </style:style>
    <style:style style:name="T26" style:family="text">
      <style:text-properties officeooo:rsid="00e4d499"/>
    </style:style>
    <style:style style:name="T27" style:family="text">
      <style:text-properties officeooo:rsid="000f55f9"/>
    </style:style>
    <style:style style:name="T28" style:family="text">
      <style:text-properties officeooo:rsid="00136c31"/>
    </style:style>
    <style:style style:name="T29" style:family="text">
      <style:text-properties officeooo:rsid="00162718"/>
    </style:style>
    <style:style style:name="T30" style:family="text">
      <style:text-properties officeooo:rsid="00171458"/>
    </style:style>
    <style:style style:name="T31" style:family="text">
      <style:text-properties officeooo:rsid="00ecd1f3"/>
    </style:style>
    <style:style style:name="T32" style:family="text">
      <style:text-properties officeooo:rsid="00f210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P38">source = os.path.join('/Android', 'IMX', 'imx-p9.0.0_1.0.0-beta', 'android_build', 'device', 'fsl', 'imx7d', 'sabresd_7d', 'BoardConfig.mk')</text:p>
      <text:p text:style-name="P30"/>
      <text:p text:style-name="P30"/>
      <text:p text:style-name="P107"><text:span text:style-name="T1">device directory</text:span> (AOSP to nxp O comparison)</text:p>
      <text:p text:style-name="P109"/>
      <text:p text:style-name="P107">* it contains the device specific information and configurations.</text:p>
      <text:p text:style-name="P109"/>
      <text:p text:style-name="P107"><text:span text:style-name="T1">Sub directories</text:span> </text:p>
      <text:p text:style-name="P109"/>
      <text:p text:style-name="P108">sample – </text:p>
      <text:p text:style-name="P109"/>
      <text:p text:style-name="P107">* contains the own android platform shared libraries </text:p>
      <text:p text:style-name="P107">* contains the JNI code for incorporating native code into library</text:p>
      <text:p text:style-name="P109"><text:span text:style-name="T5">skins</text:span><text:span text:style-name="T4"> -- have some .png’s , didn't find any changes</text:span></text:p>
      <text:p text:style-name="P109"/>
      <text:p text:style-name="P107"><text:span text:style-name="T1">sdk_addon</text:span> -- have some .ini files , didn't find any changes(.ini files are used to add the properties run time)</text:p>
      <text:p text:style-name="P109"/>
      <text:p text:style-name="P107"><text:span text:style-name="T1">products</text:span> -- contains the mk files which we have added files in the sample directory</text:p>
      <text:p text:style-name="P107">(depends on the requirement we can add the .mk file)</text:p>
      <text:p text:style-name="P109"/>
      <text:p text:style-name="P107"><text:span text:style-name="T1">overlays</text:span> -- contains the .xml file which are related to framework </text:p>
      <text:p text:style-name="P109"/>
      <text:p text:style-name="P107"><text:span text:style-name="T1">framework</text:span> -- we can add the framework changes here to keep the framework directory safe.</text:p>
      <text:p text:style-name="P109"/>
      <text:p text:style-name="P107"><text:span text:style-name="T1">etc</text:span> -- have some .xml files, didn't find any changes </text:p>
      <text:p text:style-name="P109"/>
      <text:p text:style-name="P107"><text:span text:style-name="T1">apps</text:span> -- have the apps with .mk files which will be part of system/apps or priv-apps. Didn't find any changes </text:p>
      <text:p text:style-name="P109"/>
      <text:p text:style-name="P107"><text:span text:style-name="T1">.git</text:span> -- have some changes nothing more important </text:p>
      <text:p text:style-name="P109"/>
      <text:p text:style-name="P108">one Android.mk and CleanSpec.mk also there </text:p>
      <text:p text:style-name="P109"/>
      <text:p text:style-name="P109"/>
      <text:p text:style-name="P108">common --</text:p>
      <text:p text:style-name="P109"><text:soft-page-break/></text:p>
      <text:p text:style-name="P109"><text:span text:style-name="T7">This directory contains gps information and also a script that allows you to extract proprietary binary files from your phone to be part of the build process,</text:span> <text:span text:style-name="T7">nothing more important and no changes observed </text:span></text:p>
      <text:p text:style-name="P110">google --</text:p>
      <text:p text:style-name="P109"/>
      <text:p text:style-name="P111">google specific directory,didn’t find any changes </text:p>
      <text:p text:style-name="P109"/>
      <text:p text:style-name="P111"><text:span text:style-name="T3">generic</text:span><text:span text:style-name="T1"> --</text:span></text:p>
      <text:p text:style-name="P111">This directory contains the generic device configuration that is called ‘goldfish’. This is the device classification used when building the emulator.</text:p>
      <text:p text:style-name="P109"/>
      <text:p text:style-name="P109"/>
      <text:p text:style-name="P109"/>
      <text:p text:style-name="P109"/>
      <text:p text:style-name="P109"/>
      <text:p text:style-name="P109"/>
      <text:p text:style-name="P108">required .mk files for porting new device </text:p>
      <text:p text:style-name="P109"/>
      <text:p text:style-name="P107">* vendorsetup.sh</text:p>
      <text:p text:style-name="P107">here we need to add the lunch options </text:p>
      <text:p text:style-name="P107">(we need to update the path in build directory /build/envsetup.sh)</text:p>
      <text:p text:style-name="P109"/>
      <text:p text:style-name="P109"/>
      <text:p text:style-name="P107">* AndroidProducts.mk</text:p>
      <text:p text:style-name="P109"/>
      <text:p text:style-name="P107">here we need to add a specific make file related to the product ex: sabresd_7d.mk</text:p>
      <text:p text:style-name="P107">(we need to update this in build directory /build/make/core/product.mk)</text:p>
      <text:p text:style-name="P109"/>
      <text:p text:style-name="P107">* BoardConfigCommon.mk or we can use BoardConfig.mk</text:p>
      <text:p text:style-name="P109"/>
      <text:p text:style-name="P107">here we need to add the board specific info (soc) and android images size partitions </text:p>
      <text:p text:style-name="P107">etc.</text:p>
      <text:p text:style-name="P109"/>
      <text:p text:style-name="P107">* device_name.mk</text:p>
      <text:p text:style-name="P109"><text:soft-page-break/></text:p>
      <text:p text:style-name="P107">this .mk file includes all the files which we wanna compile.</text:p>
      <text:p text:style-name="P109"/>
      <text:p text:style-name="P1"/>
      <text:p text:style-name="P1"/>
      <text:p text:style-name="P2">23<text:span text:style-name="T8">rd</text:span> july:</text:p>
      <text:p text:style-name="P2"/>
      <text:p text:style-name="P33">error:</text:p>
      <text:p text:style-name="P31">build/make/core/product_config.mk:253: error: No matches for product "sabre".</text:p>
      <text:p text:style-name="P31">14:46:29 dumpvars failed with: exit status 1</text:p>
      <text:p text:style-name="P31"/>
      <text:p text:style-name="P32">soln:</text:p>
      <text:p text:style-name="P32"># Overrides</text:p>
      <text:p text:style-name="P32">PRODUCT_NAME := sabre</text:p>
      <text:p text:style-name="P32">PRODUCT_DEVICE := sabre</text:p>
      <text:p text:style-name="P2"/>
      <text:p text:style-name="P33">error:</text:p>
      <text:p text:style-name="P33">ninja: error: 'device/imx/etc/init.usb.rc', needed by 'out/target/product/sabre/root/init.freescale.usb.rc', missing and no known rule to make it</text:p>
      <text:p text:style-name="P2"/>
      <text:p text:style-name="P33">soln: copied required files in desired path.</text:p>
      <text:p text:style-name="P33"/>
      <text:p text:style-name="P33"/>
      <text:p text:style-name="P34">Error:</text:p>
      <text:p text:style-name="P34">we will face an issue like </text:p>
      <text:p text:style-name="P34">ninja: error: 'device/imx77/etc/init.usb.rc', needed by 'out/target/product/sabre/root/init.freescale.usb.rc', missing and no known rule to make it</text:p>
      <text:p text:style-name="P34"/>
      <text:p text:style-name="P34">this we need to chnage path</text:p>
      <text:p text:style-name="P34"/>
      <text:p text:style-name="P34">sabre/device-vendor.mk:299: <text:s text:c="3"/>device/<text:span text:style-name="T24">imx77</text:span>/etc/init.usb.rc:root/init.freescale.usb.rc \</text:p>
      <text:p text:style-name="P2"/>
      <text:p text:style-name="P35">ERROR:</text:p>
      <text:p text:style-name="P35">ninja: error: 'out/target/product/sabre/kernel', needed by 'out/target/product/sabre/boot.img', missing and no known rule to make it</text:p>
      <text:p text:style-name="P35">18:24:51 ninja failed with: exit status 1</text:p>
      <text:p text:style-name="P35"/>
      <text:p text:style-name="P35">this error due to not giving the proper kernel source code path</text:p>
      <text:p text:style-name="P35"/>
      <text:p text:style-name="P36">ERROR:</text:p>
      <text:p text:style-name="P36">device/imx77/sabre/sabre.mk:217: error: _nic.PRODUCTS.[[device/imx77/sabre/sabre.mk]]: "device/imx77/ProductConfigCommon.mk" does not exist.</text:p>
      <text:p text:style-name="P36"><text:soft-page-break/>12:11:03 dumpvars failed with: exit status 1</text:p>
      <text:p text:style-name="P36">we need to change the <text:s/>ProductConfigCommon.mk to device-vendor.mk</text:p>
      <text:p text:style-name="P36"/>
      <text:p text:style-name="P36"/>
      <text:p text:style-name="P37">ERROR:</text:p>
      <text:p text:style-name="P37">device/imx77/sabre/BoardConfig.mk:8: error: device/imx77/BoardConfigCommon.mk: No such file or directory</text:p>
      <text:p text:style-name="P37">12:14:00 dumpvars failed with: exit status 1</text:p>
      <text:p text:style-name="P37">we need to change <text:s/>BoardConfigCommon.mk to BoardConfigVendor.mk</text:p>
      <text:p text:style-name="P2"/>
      <text:p text:style-name="P2"/>
      <text:p text:style-name="P2">after successful lunch option set </text:p>
      <text:p text:style-name="P2"/>
      <text:p text:style-name="P2">we need to do make </text:p>
      <text:p text:style-name="P2"/>
      <text:p text:style-name="P2"/>
      <text:p text:style-name="P2">there we faced the issues </text:p>
      <text:p text:style-name="P2"/>
      <text:p text:style-name="P2"/>
      <text:p text:style-name="P60">1)<text:span text:style-name="T12">build error</text:span></text:p>
      <text:p text:style-name="P3"><text:s/>system/tools/bpt/bpttool dependency is there we fixed that by adding bpttool added in the sspecific path.<text:span text:style-name="T9">(this tool is used for device disk partition )</text:span></text:p>
      <text:p text:style-name="P2"/>
      <text:p text:style-name="P61">2)<text:span text:style-name="T12">build error</text:span></text:p>
      <text:p text:style-name="P2">ninja: error: 'external/cyw-fmac-fw/brcmfmac4339-sdio.bin', needed by 'out/target/product/imx7/vendor/firmware/brcm/brcmfmac4339-sdio.<text:tab/>bin', missing and no known rule to make it</text:p>
      <text:p text:style-name="P2"/>
      <text:p text:style-name="P24">these are related to wifi related source code </text:p>
      <text:p text:style-name="P24">we can download from github.</text:p>
      <text:p text:style-name="P2">so, we fixed by adding cyw-fmac-fw tools in the /external directory of android source code.</text:p>
      <text:p text:style-name="P2">Similarly cyw-fmac-nvram tools also we kept in the /external directory</text:p>
      <text:p text:style-name="P2"/>
      <text:p text:style-name="P2"/>
      <text:p text:style-name="P2"/>
      <text:p text:style-name="P62">3)<text:span text:style-name="T12">build error</text:span></text:p>
      <text:p text:style-name="P5">FAILED: out/target/product/imx7/obj/KERNEL_OBJ/.config </text:p>
      <text:p text:style-name="P4">/bin/bash -c "device/fsl/common/tools/mergeconfig.sh vendor/nxp-opensource/kernel_imx \$(/home/AOSP_P/prebuilts/build-tools/linux-x86/bin/ckati --realpath out/target/product/imx7/obj/KERNEL_OBJ 2&gt; /dev/null) <text:tab/>arm /home/AOSP_P/prebuilts/gcc/linux-x86/arm/arm-linux-androideabi-4.9/bin/arm-linux-androidkernel- vendor/nxp-opensource/kernel_imx/arch/arm/configs/imx_v7_android_defconfig"</text:p>
      <text:p text:style-name="P4">/bin/bash: device/fsl/common/tools/mergeconfig.sh: No such file or directory</text:p>
      <text:p text:style-name="P4"><text:soft-page-break/></text:p>
      <text:p text:style-name="P4"/>
      <text:p text:style-name="P4">this error is generated due to in /device/imx7/common/build/kernel.mk file we need to give the proper path to merge the mergeconfig.sh file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3">4)<text:span text:style-name="T12">build error</text:span></text:p>
      <text:p text:style-name="P6">[ 21% 12767/60228] build out/target/product/imx7/obj/ETC/sepolicy_neverallows_intermediates/reqd_policy_mask.cil</text:p>
      <text:p text:style-name="P6">out/host/linux-x86/bin/checkpolicy: <text:s/>loading policy configuration from out/target/product/imx7/obj/ETC/sepolicy_neverallows_intermediates/reqd_policy_mask.conf</text:p>
      <text:p text:style-name="P6">out/host/linux-x86/bin/checkpolicy: <text:s/>policy configuration loaded</text:p>
      <text:p text:style-name="P6">out/host/linux-x86/bin/checkpolicy: <text:s/>writing CIL to out/target/product/imx7/obj/ETC/sepolicy_neverallows_intermediates/reqd_policy_mask.cil</text:p>
      <text:p text:style-name="P6">[ 21% 12778/60228] build out/target/product/imx7/obj/ETC/sepolicy_neverallows_intermediates/sepolicy_neverallows</text:p>
      <text:p text:style-name="P6">FAILED: out/target/product/imx7/obj/ETC/sepolicy_neverallows_intermediates/sepolicy_neverallows </text:p>
      <text:p text:style-name="P6">/bin/bash -c "(rm -f out/target/product/imx7/obj/ETC/sepolicy_neverallows_intermediates/sepolicy_neverallows ) &amp;&amp; (ASAN_OPTIONS=detect_leaks=0 out/host/linux-x86/bin/checkpolicy -M -c <text:tab/><text:tab/>30 -o out/target/product/imx7/obj/ETC/sepolicy_neverallows_intermediates/sepolicy_neverallows out/target/product/imx7/obj/ETC/sepolicy_neverallows_intermediates/policy.conf )"</text:p>
      <text:p text:style-name="P6">system/sepolicy/private/port_contexts:5:ERROR 'type sysfs_block_devices is not defined or is an attribute' at token '' on line 41876:</text:p>
      <text:p text:style-name="P6"/>
      <text:p text:style-name="P6"/>
      <text:p text:style-name="P6">checkpolicy: <text:s/>error(s) encountered while parsing configuration</text:p>
      <text:p text:style-name="P6">out/host/linux-x86/bin/checkpolicy: <text:s/>loading policy configuration from out/target/product/imx7/obj/ETC/sepolicy_neverallows_intermediates/policy.conf</text:p>
      <text:p text:style-name="P6"/>
      <text:p text:style-name="P6"><text:soft-page-break/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Things which i disabled from fsl:</text:p>
      <text:p text:style-name="P7"/>
      <text:p text:style-name="P7">I removed the <text:s/></text:p>
      <text:p text:style-name="P7">-include $(FSL_CODEC_PATH)/fsl-codec/fsl-codec.mk</text:p>
      <text:p text:style-name="P7">from BoardConfig.mk file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8">27<text:span text:style-name="T8">th</text:span> saturday 2019 :</text:p>
      <text:p text:style-name="P8"/>
      <text:p text:style-name="P25"><text:span text:style-name="T1">basic info</text:span> </text:p>
      <text:p text:style-name="P8">if we wanna build kernel then we need to use default config from below (source take<text:span text:style-name="T10">n from</text:span> build logs)</text:p>
      <text:p text:style-name="P8"/>
      <text:p text:style-name="P58">[ <text:s/>3% 2104/66811] Merging KERNEL config</text:p>
      <text:p text:style-name="P58">Using /home/krishna/AOSP_P_IMX_PORT/my_IMX/vendor/nxp-opensource/kernel_imx/arch/arm/configs/<text:span text:style-name="T1">imx_v7_android_defconfig</text:span> as base</text:p>
      <text:p text:style-name="P58">make[1]: Entering directory '/home/krishna/AOSP_P_IMX_PORT/my_IMX/out/target/product/imx7/obj/KERNEL_OBJ'</text:p>
      <text:p text:style-name="P58"><text:s text:c="2"/>HOSTCC <text:s/>scripts/basic/fixdep</text:p>
      <text:p text:style-name="P58"><text:s text:c="2"/>GEN <text:s text:c="4"/>./Makefile</text:p>
      <text:p text:style-name="P58"><text:s text:c="2"/>HOSTCC <text:s/>scripts/kconfig/conf.o</text:p>
      <text:p text:style-name="P58"><text:s text:c="2"/>SHIPPED scripts/kconfig/zconf.tab.c</text:p>
      <text:p text:style-name="P58"><text:s text:c="2"/>SHIPPED scripts/kconfig/zconf.lex.c</text:p>
      <text:p text:style-name="P58"><text:s text:c="2"/>HOSTCC <text:s/>scripts/kconfig/zconf.tab.o</text:p>
      <text:p text:style-name="P58"><text:soft-page-break/><text:s text:c="2"/>HOSTLD <text:s/>scripts/kconfig/conf</text:p>
      <text:p text:style-name="P58">scripts/kconfig/conf <text:s/>--alldefconfig Kconfig</text:p>
      <text:p text:style-name="P58">#</text:p>
      <text:p text:style-name="P58"># configuration written to .config</text:p>
      <text:p text:style-name="P58">#</text:p>
      <text:p text:style-name="P58">make[1]: Leaving directory '/home/krishna/AOSP_P_IMX_PORT/my_IMX/out/target/product/imx7/obj/KERNEL_OBJ'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4"><text:span text:style-name="T12">5)</text:span>errors related to sepolicy :</text:p>
      <text:p text:style-name="P9">like below </text:p>
      <text:p text:style-name="P9">FAILED: out/target/product/imx7/obj/ETC/sepolicy.recovery_intermediates/sepolicy</text:p>
      <text:p text:style-name="P9"/>
      <text:p text:style-name="P9"/>
      <text:p text:style-name="P9">this kind of errors will come because of some tools not installed properly and parsing configurations issues we cant sense the exact problem we are facing.</text:p>
      <text:p text:style-name="P9"/>
      <text:p text:style-name="P9"/>
      <text:p text:style-name="P10">system/sepolicy/Android.mk:79: warning: BOARD_SEPOLICY_VERS not specified, assuming current platform version</text:p>
      <text:p text:style-name="P9"/>
      <text:p text:style-name="P9"/>
      <text:p text:style-name="P2"/>
      <text:p text:style-name="P2"/>
      <text:p text:style-name="P2"/>
      <text:p text:style-name="P65">6)build error</text:p>
      <text:p text:style-name="P11">ninja: error: 'device/imx7/kernel/kernel/arch/arm/configs/imx_v7_android_defconfig', needed by 'out/target/product/imx7/obj/KERNEL_OBJ/.config', missing and no known rule to make it</text:p>
      <text:p text:style-name="P11">11:11:21 ninja failed with: exit status 1</text:p>
      <text:p text:style-name="P11"/>
      <text:p text:style-name="P11"/>
      <text:p text:style-name="P11"/>
      <text:p text:style-name="P11"/>
      <text:p text:style-name="P11"/>
      <text:p text:style-name="P65">7)build error</text:p>
      <text:p text:style-name="P13">ninja: error: 'device/imx7/kernel/kernel_imx/arch/arm/boot/dts/imx7d-sdb.dts', needed by 'out/target/product/imx7/dtbo-imx7d.img', missing and no known rule to make it</text:p>
      <text:p text:style-name="P12"><text:soft-page-break/>11:13:54 ninja failed with: exit status 1</text:p>
      <text:p text:style-name="P12"/>
      <text:p text:style-name="P12"/>
      <text:p text:style-name="P12"/>
      <text:p text:style-name="P12"/>
      <text:p text:style-name="P12"/>
      <text:p text:style-name="P65">8)build errors</text:p>
      <text:p text:style-name="P14">[ <text:s/>7% 2/28] Building arm 2018.03 U-Boot ...</text:p>
      <text:p text:style-name="P14">FAILED: out/target/product/imx7/u-boot.imx </text:p>
      <text:p text:style-name="P14">/bin/bash -c "for ubootplat in imx7d:imx7dsabresdandroid_defconfig imx7d-epdc:imx7dsabresdandroid_defconfig; do <text:tab/><text:tab/>UBOOT_PLATFORM=\`echo \$ubootplat | cut -d':' -f1\`; <text:tab/><text:tab/>UBOOT_CONFIG=\`echo \$ubootplat | cut -d':' -f2\`;</text:p>
      <text:p text:style-name="P14"/>
      <text:p text:style-name="P14"/>
      <text:p text:style-name="P14"/>
      <text:p text:style-name="P14"/>
      <text:p text:style-name="P14"/>
      <text:p text:style-name="P15">$(shell make -j2 -j1 --no-print-directory -C device/imx7/uboot/ -s SUBLEVEL="" ubootversion) was changed, regenerating...</text:p>
      <text:p text:style-name="P15">this was changed because of changing uboot source code </text:p>
      <text:p text:style-name="P15"/>
      <text:p text:style-name="P15"/>
      <text:p text:style-name="P15"/>
      <text:p text:style-name="P16">FAILED: out/target/product/imx7/u-boot.imx </text:p>
      <text:p text:style-name="P16">/bin/bash -c "for ubootplat in imx7d:imx7dsabresdandroid_defconfig imx7d-epdc:imx7dsabresdandroid_defconfig; do <text:tab/><text:tab/>UBOOT_PLATFORM=\`echo \$ubootplat | cut -d':' -f1\`; <text:tab/><text:tab/>UBOOT_CONFIG=\`echo \$ubootplat | cut -d':' -f2\`; <text:tab/><text:tab/>make -j2 -C device/imx7/uboot/ CROSS_COMPILE=\" /home/krishna/AOSP_P_IMX_PORT/my_IMX/prebuilts/gcc/linux-x86/arm/arm-linux-androideabi-4.9/bin/arm-linux-androidkernel-\" distclean; <text:tab/><text:tab/></text:p>
      <text:p text:style-name="P16"/>
      <text:p text:style-name="P16"/>
      <text:p text:style-name="P16"/>
      <text:p text:style-name="P69">in serial logs (error related to uboot)</text:p>
      <text:p text:style-name="P16"/>
      <text:p text:style-name="P17">RNG already instantiated 0x40000003</text:p>
      <text:p text:style-name="P17">avb_slot_verify.c:343: ERROR: boot: Hash of data does not match digest in descriptor.</text:p>
      <text:p text:style-name="P17"><text:s/>verify FAIL, state: LOCK</text:p>
      <text:p text:style-name="P17"/>
      <text:p text:style-name="P18">because of images mismatching </text:p>
      <text:p text:style-name="P18"/>
      <text:p text:style-name="P18"/>
      <text:p text:style-name="P18"/>
      <text:p text:style-name="P18"><text:soft-page-break/></text:p>
      <text:p text:style-name="P18"/>
      <text:p text:style-name="P17"/>
      <text:p text:style-name="P17"/>
      <text:p text:style-name="P17"/>
      <text:p text:style-name="P17"/>
      <text:p text:style-name="P17"/>
      <text:p text:style-name="P19"/>
      <text:p text:style-name="P66"><text:span text:style-name="T13">serial log </text:span>error :</text:p>
      <text:p text:style-name="P19">init: init first stage started!</text:p>
      <text:p text:style-name="P19">init: Using Android DT directory /proc/device-tree/firmware/android/</text:p>
      <text:p text:style-name="P19">init: [libfs_mgr]dt_fstab: Failed to find device for partition vendor</text:p>
      <text:p text:style-name="P19">init: [libfs_mgr]fs_mgr_read_fstab_dt(): failed to read fstab from dt</text:p>
      <text:p text:style-name="P19">init: Failed to read fstab from device tree</text:p>
      <text:p text:style-name="P19"/>
      <text:p text:style-name="P19">This error observed from serial logs, this is produced due to some dependency patches are not present in system/core directory </text:p>
      <text:p text:style-name="P19">we added those patches with the help of nxp source code </text:p>
      <text:p text:style-name="P19"/>
      <text:p text:style-name="P19"/>
      <text:p text:style-name="P67">build errors</text:p>
      <text:p text:style-name="P20"/>
      <text:p text:style-name="P20">system/libhwbinder/Parcel.cpp:1725:32: error: use of undeclared identifier 'NATIVE_HANDLE_MAX_FDS'</text:p>
      <text:p text:style-name="P20"><text:s text:c="4"/>if (numFds &lt; 0 || numFds &gt; NATIVE_HANDLE_MAX_FDS) {</text:p>
      <text:p text:style-name="P20"/>
      <text:p text:style-name="P20">temporary soln :</text:p>
      <text:p text:style-name="P20">just removed the file from Android.bp</text:p>
      <text:p text:style-name="P20"><text:s/><text:span text:style-name="T11">actual soln:</text:span></text:p>
      <text:p text:style-name="P21">did repo sync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68">serial logs :</text:p>
      <text:p text:style-name="P23"/>
      <text:p text:style-name="P22">EXT4-fs (mmcblk0p11): mounted filesystem with ordered data mode. Opts: (null)</text:p>
      <text:p text:style-name="P22">EXT4-fs (mmcblk0p5): mounted filesystem with ordered data mode. Opts: (null)</text:p>
      <text:p text:style-name="P22">zram0: detected capacity change from 0 to 314572800</text:p>
      <text:p text:style-name="P22">mkswap: mkswap: /dev/block/zram0: Permission denied</text:p>
      <text:p text:style-name="P22">mkswap: mkswap terminated by exit(1)</text:p>
      <text:p text:style-name="P22"/>
      <text:p text:style-name="P22"/>
      <text:p text:style-name="P28">solution:</text:p>
      <text:p text:style-name="P28">This run time error occured due to not adding the proper selinux files in device directory.</text:p>
      <text:p text:style-name="P28"/>
      <text:p text:style-name="P28">In device directory we need to add the file name called genfs_context with the content of “genfscon sysfs /devices/soc0/soc/30800000.aips-bus/30b40000.usdhc/mmc_host/mmc0/mmc0:aaaa/block/mmcblk0 u:object_r:sysfs_block_devices:s0”</text:p>
      <text:p text:style-name="P28"/>
      <text:p text:style-name="P28">this info is related to imx soc information for communicating with android OS.</text:p>
      <text:p text:style-name="P28"/>
      <text:p text:style-name="P28"/>
      <text:p text:style-name="P28"/>
      <text:p text:style-name="P71">Build errors:</text:p>
      <text:p text:style-name="P29"/>
      <text:p text:style-name="P29">[ <text:s/>3% 4/107] Copy: out/target/product/imx7/vendor/etc/init/android.hardware.drm@1.0-service.rc</text:p>
      <text:p text:style-name="P29">FAILED: out/target/product/imx7/vendor/etc/init/android.hardware.drm@1.0-service.rc </text:p>
      <text:p text:style-name="P29">/bin/bash -c "(rm -f out/target/product/imx7/vendor/etc/init/android.hardware.drm@1.0-service.rc ) &amp;&amp; (cp \"hardware/interfaces/drm/1.0/default/android.hardware.drm@1.0-service.rc\" \"out/target/product/imx7/vendor/etc/init/android.hardware.drm@1.0-service.rc\" )"</text:p>
      <text:p text:style-name="P29">cp: cannot create regular file 'out/target/product/imx7/vendor/etc/init/android.hardware.drm@1.0-service.rc': Permission denied</text:p>
      <text:p text:style-name="P29"/>
      <text:p text:style-name="P29"/>
      <text:p text:style-name="P29"/>
      <text:p text:style-name="P29"><text:soft-page-break/>[ <text:s/>4% 5/107] Copy: out/target/product/imx7/vendor/etc/init/android.hardware.gatekeeper@1.0-service.rc</text:p>
      <text:p text:style-name="P29">FAILED: out/target/product/imx7/vendor/etc/init/android.hardware.gatekeeper@1.0-service.rc </text:p>
      <text:p text:style-name="P29">/bin/bash -c "(rm -f out/target/product/imx7/vendor/etc/init/android.hardware.gatekeeper@1.0-service.rc ) &amp;&amp; (cp \"hardware/interfaces/gatekeeper/1.0/default/android.hardware.gatekeeper@1.0-service.rc\" \"out/target/product/imx7/vendor/etc/init/android.hardware.gatekeeper@1.0-service.rc\" )"</text:p>
      <text:p text:style-name="P29">cp: cannot create regular file 'out/target/product/imx7/vendor/etc/init/android.hardware.gatekeeper@1.0-service.rc': Permission denied</text:p>
      <text:p text:style-name="P29"/>
      <text:p text:style-name="P29"/>
      <text:p text:style-name="P29"/>
      <text:p text:style-name="P29">[ <text:s/>5% 6/107] Copy: out/target/product/imx7/vendor/etc/init/android.hardware.keymaster@3.0-service.rc</text:p>
      <text:p text:style-name="P29">FAILED: out/target/product/imx7/vendor/etc/init/android.hardware.keymaster@3.0-service.rc </text:p>
      <text:p text:style-name="P29">/bin/bash -c "(rm -f out/target/product/imx7/vendor/etc/init/android.hardware.keymaster@3.0-service.rc ) &amp;&amp; (cp \"hardware/interfaces/keymaster/3.0/default/android.hardware.keymaster@3.0-service.rc\" \"out/target/product/imx7/vendor/etc/init/android.hardware.keymaster@3.0-service.rc\" )"</text:p>
      <text:p text:style-name="P29">cp: cannot create regular file 'out/target/product/imx7/vendor/etc/init/android.hardware.keymaster@3.0-service.rc': Permission denied</text:p>
      <text:p text:style-name="P22"/>
      <text:p text:style-name="P22"/>
      <text:p text:style-name="P22"/>
      <text:p text:style-name="P22"/>
      <text:p text:style-name="P26"/>
      <text:p text:style-name="P26"/>
      <text:p text:style-name="P26"/>
      <text:p text:style-name="P26"><text:span text:style-name="T1">Nagashree’</text:span><text:span text:style-name="T2">s</text:span><text:span text:style-name="T1"> build errors</text:span> </text:p>
      <text:p text:style-name="P26"/>
      <text:p text:style-name="P26"/>
      <text:p text:style-name="P26"/>
      <text:p text:style-name="P26"><text:s/>1. system/core/init/reboot.cpp</text:p>
      <text:p text:style-name="P26">system/core/init/reboot.cpp:510:22: error: use of undeclared identifier 'write_reboot_recovery'</text:p>
      <text:p text:style-name="P26"><text:s text:c="16"/>if (!write_reboot_recovery(&amp;err)) {</text:p>
      <text:p text:style-name="P26">failed</text:p>
      <text:p text:style-name="P26"><text:soft-page-break/></text:p>
      <text:p text:style-name="P26">solution:</text:p>
      <text:p text:style-name="P26">/media/nagashree/_data/AndroidAOSPP/bootable/recovery/bootloader_message/include/bootloader_message</text:p>
      <text:p text:style-name="P26"/>
      <text:p text:style-name="P26">add :</text:p>
      <text:p text:style-name="P26"/>
      <text:p text:style-name="P26">// Writes the reboot-recovery reboot reason to the bootloader_message.</text:p>
      <text:p text:style-name="P26">bool write_reboot_recovery(std::string* err);</text:p>
      <text:p text:style-name="P26"/>
      <text:p text:style-name="P26"/>
      <text:p text:style-name="P26">2. packages/apps/Bluetooth/jni/com_android_bluetooth_hearing_aid.cpp:209:25: error: no member named 'AddToWhiteList' in 'bluetooth::hearing_aid::HearingAidInterface'</text:p>
      <text:p text:style-name="P26"><text:s text:c="2"/>sHearingAidInterface-&gt;AddToWhiteList(*tmpraw);</text:p>
      <text:p text:style-name="P26"><text:s text:c="2"/>~~~~~~~~~~~~~~~~~~~~ <text:s/>^</text:p>
      <text:p text:style-name="P26">packages/apps/Bluetooth/jni/com_android_bluetooth_hearing_aid.cpp:226:25: error: no member named 'RemoveFromWhiteList' in 'bluetooth::hearing_aid::HearingAidInterface'</text:p>
      <text:p text:style-name="P26"><text:s text:c="2"/>sHearingAidInterface-&gt;RemoveFromWhiteList(*tmpraw);</text:p>
      <text:p text:style-name="P26"/>
      <text:p text:style-name="P26">remove </text:p>
      <text:p text:style-name="P26">AddToWhiteList</text:p>
      <text:p text:style-name="P26">RemoveFromWhiteList method </text:p>
      <text:p text:style-name="P26">Reffrence link</text:p>
      <text:p text:style-name="P26">https://review.lineageos.org/c/LineageOS/android_packages_apps_Bluetooth/+/240718</text:p>
      <text:p text:style-name="P26"/>
      <text:p text:style-name="P26">3. frameworks/base/core/jni/com_android_internal_net_NetworkStatsFactory.cpp:191:67: error: comparison of integers of different signs: 'uint32_t' (aka 'unsigned int') and 'int32_t' (aka 'int') [-Werror,-Wsign-compare]</text:p>
      <text:p text:style-name="P26"><text:s text:c="12"/>if (limitUid != -1 &amp;&amp; static_cast&lt;uint32_t&gt;(limitUid) != s.uid) {</text:p>
      <text:p text:style-name="P26"/>
      <text:p text:style-name="P26"><text:s/>out/target/product/imx7/obj/ETC/sepolicy.recovery_intermediatesssss </text:p>
      <text:p text:style-name="P26"/>
      <text:p text:style-name="P26"/>
      <text:p text:style-name="P26"/>
      <text:p text:style-name="P26"/>
      <text:p text:style-name="P70">Lakhan and rahuls’s build errors</text:p>
      <text:p text:style-name="P26"/>
      <text:p text:style-name="P79"><text:s/><text:span text:style-name="T14">Errors occured during <text:s/>building <text:s/>of AOSP-P after device directory modification</text:span></text:p>
      <text:p text:style-name="P79"/>
      <text:p text:style-name="P79"/>
      <text:p text:style-name="P80"><text:soft-page-break/>1. sepolicy error:-<text:span text:style-name="T16">after modification in device directory of AOSP -P code I got sepolicy error.</text:span></text:p>
      <text:p text:style-name="P83"/>
      <text:p text:style-name="P78"><text:span text:style-name="T17"><text:s/></text:span><text:span text:style-name="T19">ERROR 'type sysfs_block_devices is not defined or is an attribute' at token '' on line 43723:</text:span></text:p>
      <text:p text:style-name="P83"/>
      <text:p text:style-name="P80"><text:s text:c="2"/>solution:-<text:span text:style-name="T16"> I copied sepolicy content from nxp-p source code. </text:span></text:p>
      <text:p text:style-name="P80"/>
      <text:p text:style-name="P80"/>
      <text:p text:style-name="P80">2. execption thread “main” java.lang.outofMemoryError :jvm heap space:-</text:p>
      <text:p text:style-name="P80"><text:s text:c="2"/></text:p>
      <text:p text:style-name="P80"><text:s/>solution:- <text:span text:style-name="T18">I</text:span><text:span text:style-name="T16">ncrease java <text:s/>heap size.</text:span></text:p>
      <text:p text:style-name="P83"><text:s text:c="2"/>commands to check current heap size in linux:- java -XshowSettings:all</text:p>
      <text:p text:style-name="P83"><text:s text:c="2"/>commands to <text:s/>modify heap size in linux:- <text:span text:style-name="T20">export _JAVA_OPTIONS=-Xmx&lt;size&gt;m</text:span></text:p>
      <text:p text:style-name="P83"><text:tab/><text:span text:style-name="T20">eg: export _JAVA_OPTIOND=-Xmx2048m</text:span> <text:s text:c="11"/></text:p>
      <text:p text:style-name="P80"/>
      <text:p text:style-name="P81">3. FAILED: out/soong/build.ninja</text:p>
      <text:p text:style-name="P82">out/soong/.bootstrap/bin/soong_build -t -l out/.module_paths/Android.bp.list -b out/soong -n out -d out/soong/build.ninja.d -o out/soong/build.ninja Android.bp</text:p>
      <text:p text:style-name="P82">error: frameworks/av/media/extractors/nxp/Android.bp:1:1: dependency "libwebm" of "libfslextractor" missing variant:</text:p>
      <text:p text:style-name="P82"><text:s text:c="2"/>arch:android_arm_armv7-a-neon, image:vendor, link:static</text:p>
      <text:p text:style-name="P81"><text:tab/></text:p>
      <text:p text:style-name="P81"><text:s/>solution:-<text:span text:style-name="T16"> <text:s/></text:span><text:span text:style-name="T21">c</text:span><text:span text:style-name="T22">heck if TARGET_PRODUCT is changed</text:span></text:p>
      <text:p text:style-name="P100"><text:s/>for AOSP code building, <text:s/>TARGET_PRODUCT=aosp_arm</text:p>
      <text:p text:style-name="P101"><text:span text:style-name="T16"><text:s/>for nxp(imx7) , <text:s text:c="16"/></text:span>TARGET_PRODUCT=sabresd_7d</text:p>
      <text:p text:style-name="P102"><text:span text:style-name="T23"><text:s/>command to be used :- </text:span>lunch &lt;buildName-buildType&gt; <text:span text:style-name="T23">(eg: lunch sabresd_7d-eng)</text:span></text:p>
      <text:p text:style-name="P102"><text:tab/><text:tab/><text:tab/><text:tab/><text:span text:style-name="T23">or</text:span></text:p>
      <text:p text:style-name="P102"><text:tab/><text:tab/><text:tab/> <text:s/><text:span text:style-name="T23">select from the menu during lunch command.</text:span></text:p>
      <text:p text:style-name="P102"/>
      <text:p text:style-name="P10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72">Tracking of variable used im makefiles </text:p>
      <text:p text:style-name="P72"/>
      <text:p text:style-name="P39">TARGET_BOARD_PLATFORM := imx7</text:p>
      <text:p text:style-name="P39"/>
      <text:p text:style-name="P39">|</text:p>
      <text:p text:style-name="P39"/>
      <text:p text:style-name="P39">vendor/nxp/fsl_imx_omx/Android_vpu.mk (we are using in this make file )</text:p>
      <text:p text:style-name="P39"/>
      <text:p text:style-name="P40">|</text:p>
      <text:p text:style-name="P40"/>
      <text:p text:style-name="P41">LOCAL_C_INCLUDES += $(FSL_OMX_INCLUDES)</text:p>
      <text:p text:style-name="P41"/>
      <text:p text:style-name="P41">|</text:p>
      <text:p text:style-name="P41"/>
      <text:p text:style-name="P41">LOCAL_C_INCLUDES := $(LOCAL_PATH)</text:p>
      <text:p text:style-name="P41"/>
      <text:p text:style-name="P41">|</text:p>
      <text:p text:style-name="P41"/>
      <text:p text:style-name="P42">LOCAL_PATH := $(call my-dir)</text:p>
      <text:p text:style-name="P42">“</text:p>
      <text:p text:style-name="P113">LOCAL_PATH := $(call my-dir)</text:p>
      <text:p text:style-name="P114">An Android.mk file must begin with the definition of the LOCAL_PATH variable. It is used to locate source files in the development tree. In this example, the macro function 'my-dir', provided by the build system, is used to return the path of the current directory (i.e. the directory containing the Android.mk file itself).</text:p>
      <text:p text:style-name="P42">“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Extend the <text:span text:style-name="Source_20_Text">BOARD_MKBOOTIMG_ARGS</text:span> variable to specify the boot image header version: </text:p>
      <text:p text:style-name="P42"/>
      <text:p text:style-name="P112">BOARD_MKBOOTIMG_ARGS := --ramdisk_offset $(BOARD_RAMDISK_OFFSET) --tags_offset $(BOARD_KERNEL_TAGS_OFFSET) --header_version $(BOARD_BOOTIMG_HEADER_VERSION)</text:p>
      <text:p text:style-name="P42"/>
      <text:p text:style-name="P42"/>
      <text:p text:style-name="P115"><text:span text:style-name="T15">Ensure the </text:span><text:span text:style-name="Source_20_Text"><text:span text:style-name="T15">BOARD_PREBUILT_DTBOIMAGE</text:span></text:span><text:span text:style-name="T15"> variable is set to the path of the DTBO image. The Android build system uses the variable to set the argument </text:span><text:span text:style-name="Source_20_Text"><text:span text:style-name="T15">recovery_dtbo</text:span></text:span><text:span text:style-name="T15"> of mkbootimg tool during the creation of recovery image. </text:span></text:p>
      <text:p text:style-name="P115">If the variables <text:span text:style-name="Source_20_Text">BOARD_INCLUDE_RECOVERY_DTBO</text:span>, <text:span text:style-name="Source_20_Text">BOARD_MKBOOTIMG_ARGS</text:span>, and <text:span text:style-name="Source_20_Text">BOARD_PREBUILT_DTBOIMAGE</text:span> are set correctly, the Android build system uses the DTBO specified by the variable <text:span text:style-name="Source_20_Text">BOARD_PREBUILT_DTBOIMAGE</text:span> to include in <text:span text:style-name="Source_20_Text">recovery.img</text:span>. </text:p>
      <text:p text:style-name="P42"/>
      <text:p text:style-name="P39"/>
      <text:p text:style-name="P27"/>
      <text:p text:style-name="P27"/>
      <text:p text:style-name="P27"/>
      <text:p text:style-name="P27"/>
      <text:p text:style-name="P43">make/core/envsetup.mk:334: <text:s/>TARGET_VENDOR_TEST_SUFFIX := /vendor</text:p>
      <text:p text:style-name="P43"/>
      <text:p text:style-name="P43">make/core/envsetup.mk:264:TARGET_DEVICE_DIR := $(patsubst %/,%,$(dir $(board_config_mk)))</text:p>
      <text:p text:style-name="P43"/>
      <text:p text:style-name="P43"/>
      <text:p text:style-name="P43"/>
      <text:p text:style-name="P43"/>
      <text:p text:style-name="P73">RUN TIME ERROR:</text:p>
      <text:p text:style-name="P44"/>
      <text:p text:style-name="P44">01-01 00:03:04.845 <text:s/>3194 <text:s/>3194 D v_gal <text:s text:c="2"/>: HAL user version 6.2.4 build 163672</text:p>
      <text:p text:style-name="P44">01-01 00:03:04.845 <text:s/>3194 <text:s/>3194 D v_gal <text:s text:c="2"/>: HAL kernel version 6.2.4 build 190076</text:p>
      <text:p text:style-name="P44">01-01 00:03:04.845 <text:s/>3194 <text:s/>3194 F SurfaceFlinger: EGLContext creation failed</text:p>
      <text:p text:style-name="P44">--------- beginning of crash</text:p>
      <text:p text:style-name="P44">01-01 00:03:04.846 <text:s/>3194 <text:s/>3194 F libc <text:s text:c="3"/>: Fatal signal 6 (SIGABRT), code -6 (SI_TKILL) in tid 3194 (surfaceflinger), pid 3194 (surfaceflinger)</text:p>
      <text:p text:style-name="P44"/>
      <text:p text:style-name="P44">this crash occured because of kernel version mismatch at HAL level </text:p>
      <text:p text:style-name="P44"/>
      <text:p text:style-name="P45">Binary file nxp/fsl-proprietary/gpu-viv/lib/libGAL.so </text:p>
      <text:p text:style-name="P45"><text:s text:c="19"/>nxp/fsl-proprietary/gpu-viv/lib64/libGAL.so</text:p>
      <text:p text:style-name="P45"><text:soft-page-break/></text:p>
      <text:p text:style-name="P45"/>
      <text:p text:style-name="P45"/>
      <text:p text:style-name="P45"/>
      <text:p text:style-name="P46">BUILD ERROR:</text:p>
      <text:p text:style-name="P45"/>
      <text:p text:style-name="P46">error: frameworks/av/media/libstagefright/Android.bp:219:23: unrecognized property "product_variables.chipsmedia_vpu"</text:p>
      <text:p text:style-name="P46">error: frameworks/av/media/libstagefright/Android.bp:223:19: unrecognized property "product_variables.malone_vpu"</text:p>
      <text:p text:style-name="P46">error: frameworks/av/media/libstagefright/Android.bp:215:19: unrecognized property "product_variables.hantro_vpu"</text:p>
      <text:p text:style-name="P46"/>
      <text:p text:style-name="P46"/>
      <text:p text:style-name="P46">solution:</text:p>
      <text:p text:style-name="P46">we need to modify the below files according with nxp P code </text:p>
      <text:p text:style-name="P46"/>
      <text:p text:style-name="P46"><text:span text:style-name="T25">build/</text:span>soong/android/variable.go </text:p>
      <text:p text:style-name="P46"><text:span text:style-name="T25">build/</text:span>make/core/soong_config.mk</text:p>
      <text:p text:style-name="P46"/>
      <text:p text:style-name="P47">build/make/core/base_rules.mk:260: error: external/googletest/googletest: MODULE.TARGET.STATIC_LIBRARIES.libgtest already defined by external/googletest/googletest.</text:p>
      <text:p text:style-name="P47">16:40:39 ckati failed with: exit status 1</text:p>
      <text:p text:style-name="P47"/>
      <text:p text:style-name="P47">#### failed to build some targets (54 seconds) ####</text:p>
      <text:p text:style-name="P47"/>
      <text:p text:style-name="P47">root@ubuntu:/media/ubuntu/backup/Android_AOSP_P# unset NDK_ROOT</text:p>
      <text:p text:style-name="P47"/>
      <text:p text:style-name="P48"><text:s/>error: 'out/host/linux-x86/bin/bpttool', needed by 'out/target/product/imx88/partition-table-default.img', missing and no known rule to make it</text:p>
      <text:p text:style-name="P48">16:43:41 ninja failed with: exit status 1</text:p>
      <text:p text:style-name="P48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9">BUILD ERROR </text:p>
      <text:p text:style-name="P49"/>
      <text:p text:style-name="P49">media/ubuntu/backup/Android_AOSP_P/vendor/nxp/fsl_imx_omx/OpenMAXIL/ghdr/OMX_Implement.h:21:10: fatal error: 'fsl_osal.h' file not found</text:p>
      <text:p text:style-name="P49"/>
      <text:p text:style-name="P49"/>
      <text:p text:style-name="P49">frameworks/av/media/extractors/nxp/FslExtractor.cpp:38:10: fatal error: '/home/krishna/AOSP_P_IMX_PORT/my_IMX/vendor/nxp/fsl_imx_omx/OpenMAXIL/ghdr/OMX_Implement.h' file not found</text:p>
      <text:p text:style-name="P49"/>
      <text:p text:style-name="P49"/>
      <text:p text:style-name="P49"/>
      <text:p text:style-name="P50">/media/ubuntu/backup/Android_AOSP_P/vendor/nxp/fsl_imx_omx/OpenMAXIL/ghdr/OMX_Implement.h:467:16: error: redefinition of 'OMX_AUDIO_PARAM_FLACTYPE'</text:p>
      <text:p text:style-name="P50">typedef struct OMX_AUDIO_PARAM_FLACTYPE {</text:p>
      <text:p text:style-name="P50"><text:s text:c="15"/>^</text:p>
      <text:p text:style-name="P50"/>
      <text:p text:style-name="P51">/media/ubuntu/backup/Android_AOSP_P/vendor/nxp/fsl_imx_omx/OSAL/ghdr/fsl_osal.h:42:10: error: 'fsl_osal_types.h' file not found with &lt;angled&gt; include; use "quotes" instead</text:p>
      <text:p text:style-name="P51"/>
      <text:p text:style-name="P51"/>
      <text:p text:style-name="P51"/>
      <text:p text:style-name="P52">ERROR BUILD </text:p>
      <text:p text:style-name="P52"/>
      <text:p text:style-name="P52">frameworks/base/media/jni/audioeffect/android_media_Visualizer.cpp:443:23: error: no member named 'release' in 'android::Visualizer'</text:p>
      <text:p text:style-name="P52"><text:s text:c="8"/>lpVisualizer-&gt;release();</text:p>
      <text:p text:style-name="P52"/>
      <text:p text:style-name="P52"/>
      <text:p text:style-name="P52">soln :</text:p>
      <text:p text:style-name="P52">we commented release() function 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ERROR :</text:p>
      <text:p text:style-name="P53"/>
      <text:p text:style-name="P53">[1005/1005] including vendor/nxp/linux-firmware-imx/firmware/Android.mk ...</text:p>
      <text:p text:style-name="P53">vendor/nxp-opensource/imx/display/display/Android.mk: error: libfsldisplay (SHARED_LIBRARIES android-arm64) missing nxp.hardware.display@1.0 (SHARED_LIBRARIES android-arm64)</text:p>
      <text:p text:style-name="P53"/>
      <text:p text:style-name="P53">soln: <text:span text:style-name="T26">need to add the interface directory into vendor/nxp-opensource/imx which is not present in the nxp-p hal </text:span></text:p>
      <text:p text:style-name="P53"/>
      <text:p text:style-name="P53"/>
      <text:p text:style-name="P103">ERROR 1:</text:p>
      <text:p text:style-name="P103"/>
      <text:p text:style-name="P103">vendor/nxp-opensource/fsl_imx_demo/AudioRoute/Android.mk: error: AudioRoute: Must specify LOCAL_SDK_VERSION or LOCAL_PRIVATE_PLATFORM_APIS, </text:p>
      <text:p text:style-name="P103">build/make/core/sdk_check.mk:21: error: done.</text:p>
      <text:p text:style-name="P103"/>
      <text:p text:style-name="P103">SOLUTION:</text:p>
      <text:p text:style-name="P103"/>
      <text:p text:style-name="P105">we need to add <text:s/>“ LOCAL_SDK_VERSION := current<text:span text:style-name="T24">”</text:span></text:p>
      <text:p text:style-name="P84">in every Android.mk file inside fsl_imx_demo/directories</text:p>
      <text:p text:style-name="P84"/>
      <text:p text:style-name="P84"/>
      <text:p text:style-name="P84"/>
      <text:p text:style-name="P86">ERROR 2 :</text:p>
      <text:p text:style-name="P88">vendor/nxp-opensource/imx/alsa/tinyalsa_hal.c:798:18: error: use of undeclared identifier 'PCM_LPA' </text:p>
      <text:p text:style-name="P88"><text:s text:c="8"/>flags |= PCM_LPA; </text:p>
      <text:p text:style-name="P86"/>
      <text:p text:style-name="P86"/>
      <text:p text:style-name="P86">SOLUTION:</text:p>
      <text:p text:style-name="P86">add macros like </text:p>
      <text:p text:style-name="P86">#define PCM_LPA <text:s text:c="7"/>0x00001000 /* PCM_LPA - open NONBLOCK pcm */</text:p>
      <text:p text:style-name="P86">#define PCM_FLAG_DSD <text:s text:c="2"/>0x00002000 </text:p>
      <text:p text:style-name="P86">in <text:s/>tinyalsa/include/tinyalsa/asoundlib.h </text:p>
      <text:p text:style-name="P84"/>
      <text:p text:style-name="P84"/>
      <text:p text:style-name="P90">ERROR 3:</text:p>
      <text:p text:style-name="P90"/>
      <text:p text:style-name="P90"/>
      <text:p text:style-name="P84"/>
      <text:p text:style-name="P90">make: *** vendor/nxp-opensource/arm-trusted-firmware/: No such file or directory. <text:s/>Stop. </text:p>
      <text:p text:style-name="P90">make: *** vendor/nxp-opensource/arm-trusted-firmware/: No such file or directory. <text:s/>Stop.</text:p>
      <text:p text:style-name="P90"/>
      <text:p text:style-name="P90"/>
      <text:p text:style-name="P90">SOLUTION :</text:p>
      <text:p text:style-name="P90"/>
      <text:p text:style-name="P90">add <text:s/>arm-trusted-firmware directory in copy_files.py script <text:span text:style-name="T27">in specific path</text:span></text:p>
      <text:p text:style-name="P90"/>
      <text:p text:style-name="P90"><text:soft-page-break/></text:p>
      <text:p text:style-name="P90"/>
      <text:p text:style-name="P92">ERROR 4:</text:p>
      <text:p text:style-name="P92"/>
      <text:p text:style-name="P92">vendor/nxp/fsl_imx_omx/fslextractor/FslExtractor.cpp:28:10: fatal error: 'media/stagefright/MediaDefsExt.h' file not found </text:p>
      <text:p text:style-name="P92">#include &lt;media/stagefright/MediaDefsExt.h&gt; </text:p>
      <text:p text:style-name="P92"/>
      <text:p text:style-name="P92">SOLUTION :</text:p>
      <text:p text:style-name="P92"/>
      <text:p text:style-name="P92">add header file in </text:p>
      <text:p text:style-name="P92">frameworks/av/media/libstagefright/include/media/stagefright/MediaDefsExt.h</text:p>
      <text:p text:style-name="P92"/>
      <text:p text:style-name="P92"><text:tab/>ERROR <text:span text:style-name="T28">5</text:span>:-</text:p>
      <text:p text:style-name="P92"/>
      <text:p text:style-name="P94">ED: out/target/product/evk_mq/obj/ETC/sepolicy.recovery_intermediates/sepolicy </text:p>
      <text:p text:style-name="P94">/bin/bash -c "(ASAN_OPTIONS=detect_leaks=0 out/host/linux-x86/bin/checkpolicy -M -c <text:tab/><text:tab/>30 -o out/target/product/evk_mq/obj/ETC/sepolicy.recovery_intermediates/sepolicy.tmp out/target/product/evk_mq/obj/ETC/sepolicy.recovery_intermediates/sepolicy.recovery.conf ) &amp;&amp; (out/host/linux-x86/bin/sepolicy-analyze out/target/product/evk_mq/obj/ETC/sepolicy.recovery_intermediates/sepolicy.tmp permissive &gt; out/target/product/evk_mq/obj/ETC/sepolicy.recovery_intermediates/sepolicy.permissivedomains ) &amp;&amp; (if [ \"userdebug\" = \"user\" -a -s out/target/product/evk_mq/obj/ETC/sepolicy.recovery_intermediates/sepolicy.permissivedomains ]; then <text:tab/><text:tab/>echo \"==========\" 1&gt;&amp;2; <text:tab/><text:tab/>echo \"ERROR: permissive domains not allowed in user builds\" 1&gt;&amp;2; <text:tab/><text:tab/>echo \"List of invalid domains:\" 1&gt;&amp;2; <text:tab/><text:tab/>cat out/target/product/evk_mq/obj/ETC/sepolicy.recovery_intermediates/sepolicy.permissivedomains 1&gt;&amp;2; <text:tab/><text:tab/>exit 1; <text:tab/>fi ) &amp;&amp; (mv out/target/product/evk_mq/obj/ETC/sepolicy.recovery_intermediates/sepolicy.tmp out/target/product/evk_mq/obj/ETC/sepolicy.recovery_intermediates/sepolicy )" </text:p>
      <text:p text:style-name="P94">libsepol.report_failure: neverallow on line 1380 of system/sepolicy/public/domain.te (or line 11003 of policy.conf) violated by allow zygote cgroup:file { create }; </text:p>
      <text:p text:style-name="P94">libsepol.report_failure: neverallow on line 1380 of system/sepolicy/public/domain.te (or line 11003 of policy.conf) violated by allow init cgroup:file { create }; </text:p>
      <text:p text:style-name="P94">libsepol.report_failure: neverallow on line 1377 of system/sepolicy/public/domain.te (or line 11000 of policy.conf) violated by allow hal_usb_default sysfs:dir { write add_name }; </text:p>
      <text:p text:style-name="P94"/>
      <text:p text:style-name="P94"/>
      <text:p text:style-name="P94">sol:- copy the sepolicy directory from nagashree.</text:p>
      <text:p text:style-name="P94"/>
      <text:p text:style-name="P94"/>
      <text:p text:style-name="P94"/>
      <text:p text:style-name="P96">ERROR 6:</text:p>
      <text:p text:style-name="P96"/>
      <text:p text:style-name="P96">vendor/nxp-opensource/imx/display/display/FbDisplay.cpp:326:27: error: variable has incomplete type 'struct mxcfb_datainfo'</text:p>
      <text:p text:style-name="P96"><text:s text:c="4"/>struct mxcfb_datainfo mxcbuf;</text:p>
      <text:p text:style-name="P96"><text:s text:c="26"/>^</text:p>
      <text:p text:style-name="P96"><text:s text:c="10"/>^</text:p>
      <text:p text:style-name="P96">vendor/nxp-opensource/imx/display/display/FbDisplay.cpp:338:20: error: use of undeclared identifier 'MXCFB_PRESENT_SCREEN'</text:p>
      <text:p text:style-name="P96"><text:s text:c="4"/>if (ioctl(mFd, MXCFB_PRESENT_SCREEN, &amp;mxcbuf) &lt; 0) {</text:p>
      <text:p text:style-name="P96"><text:soft-page-break/></text:p>
      <text:p text:style-name="P96"/>
      <text:p text:style-name="P96">solution:</text:p>
      <text:p text:style-name="P96"/>
      <text:p text:style-name="P96">this error caused because of using vendor_o and kernel_p so we added </text:p>
      <text:p text:style-name="P96">required macro and structure <text:s/>in kernel/include/uapi/linux/mxcfb.h file </text:p>
      <text:p text:style-name="P97">and need to give proper included file path like #include “<text:span text:style-name="T29">kernel/include/uapi/linux/mxcfb.h</text:span>”</text:p>
      <text:p text:style-name="P97"/>
      <text:p text:style-name="P97"/>
      <text:p text:style-name="P97"/>
      <text:p text:style-name="P98">ERROR 7:(run time error)</text:p>
      <text:p text:style-name="P97"/>
      <text:p text:style-name="P98">01-01 00:04:42.257 <text:s/>4768 <text:s/>4768 E vndksupport: Could not load /vendor/lib64/egl/libEGL_VIVANTE.so from sphal namespace: dlopen failed: library "libcutils.so" not found.</text:p>
      <text:p text:style-name="P98">01-01 00:04:42.257 <text:s/>4768 <text:s/>4768 E libEGL <text:s/>: load_driver(/vendor/lib64/egl/libEGL_VIVANTE.so): unknown</text:p>
      <text:p text:style-name="P98">01-01 00:04:42.257 <text:s/>4768 <text:s/>4768 F libEGL <text:s/>: couldn't find an OpenGL ES implementation</text:p>
      <text:p text:style-name="P98">--------- beginning of crash</text:p>
      <text:p text:style-name="P98">01-01 00:04:42.257 <text:s/>4768 <text:s/>4768 F libc <text:s text:c="3"/>: Fatal signal 6 (SIGABRT), code -6 (SI_TKILL) in tid 4768 (surfaceflinger), pid 4768 (surfaceflinger)</text:p>
      <text:p text:style-name="P98"/>
      <text:p text:style-name="P98"/>
      <text:p text:style-name="P98">solution:</text:p>
      <text:p text:style-name="P98"/>
      <text:p text:style-name="P98">this issue is caused because of API levels issues</text:p>
      <text:p text:style-name="P98">libcutils.so is a private library <text:s/>so we just removed private libraries files from vndk/Android.mk which present in common directory </text:p>
      <text:p text:style-name="P98"/>
      <text:p text:style-name="P98"/>
      <text:p text:style-name="P98"/>
      <text:p text:style-name="P98"/>
      <text:p text:style-name="P98"/>
      <text:p text:style-name="P74"/>
      <text:p text:style-name="P77">changes from nxp O to aosp P</text:p>
      <text:p text:style-name="P76"/>
      <text:p text:style-name="P74"/>
      <text:p text:style-name="P104">ERROR 1:</text:p>
      <text:p text:style-name="P104"/>
      <text:p text:style-name="P104">vendor/nxp-opensource/fsl_imx_demo/AudioRoute/Android.mk: error: AudioRoute: Must specify LOCAL_SDK_VERSION or LOCAL_PRIVATE_PLATFORM_APIS, </text:p>
      <text:p text:style-name="P104">build/make/core/sdk_check.mk:21: error: done.</text:p>
      <text:p text:style-name="P104"/>
      <text:p text:style-name="P104">SOLUTION:</text:p>
      <text:p text:style-name="P104"/>
      <text:p text:style-name="P106">we need to add <text:s/>“ LOCAL_SDK_VERSION := current<text:span text:style-name="T24">”</text:span></text:p>
      <text:p text:style-name="P85">in every Android.mk file inside fsl_imx_demo/directories</text:p>
      <text:p text:style-name="P85"/>
      <text:p text:style-name="P85"/>
      <text:p text:style-name="P85"/>
      <text:p text:style-name="P87">ERROR 2 :</text:p>
      <text:p text:style-name="P89"><text:soft-page-break/>vendor/nxp-opensource/imx/alsa/tinyalsa_hal.c:798:18: error: use of undeclared identifier 'PCM_LPA' </text:p>
      <text:p text:style-name="P89"><text:s text:c="8"/>flags |= PCM_LPA; </text:p>
      <text:p text:style-name="P87"/>
      <text:p text:style-name="P87"/>
      <text:p text:style-name="P87">SOLUTION:</text:p>
      <text:p text:style-name="P87">add macros like </text:p>
      <text:p text:style-name="P87">#define PCM_LPA <text:s text:c="7"/>0x00001000 /* PCM_LPA - open NONBLOCK pcm */</text:p>
      <text:p text:style-name="P87">#define PCM_FLAG_DSD <text:s text:c="2"/>0x00002000 </text:p>
      <text:p text:style-name="P87">in <text:s/>tinyalsa/include/tinyalsa/asoundlib.h </text:p>
      <text:p text:style-name="P85"/>
      <text:p text:style-name="P85"/>
      <text:p text:style-name="P91">ERROR 3:</text:p>
      <text:p text:style-name="P91"/>
      <text:p text:style-name="P91"/>
      <text:p text:style-name="P85"/>
      <text:p text:style-name="P91">make: *** vendor/nxp-opensource/arm-trusted-firmware/: No such file or directory. <text:s/>Stop. </text:p>
      <text:p text:style-name="P91">make: *** vendor/nxp-opensource/arm-trusted-firmware/: No such file or directory. <text:s/>Stop.</text:p>
      <text:p text:style-name="P91"/>
      <text:p text:style-name="P91"/>
      <text:p text:style-name="P91">SOLUTION :</text:p>
      <text:p text:style-name="P91"/>
      <text:p text:style-name="P91">add <text:s/>arm-trusted-firmware directory in copy_files.py script <text:span text:style-name="T27">in specific path</text:span></text:p>
      <text:p text:style-name="P91"/>
      <text:p text:style-name="P91"/>
      <text:p text:style-name="P91"/>
      <text:p text:style-name="P93">ERROR 4:</text:p>
      <text:p text:style-name="P93"/>
      <text:p text:style-name="P93">vendor/nxp/fsl_imx_omx/fslextractor/FslExtractor.cpp:28:10: fatal error: 'media/stagefright/MediaDefsExt.h' file not found </text:p>
      <text:p text:style-name="P93">#include &lt;media/stagefright/MediaDefsExt.h&gt; </text:p>
      <text:p text:style-name="P93"/>
      <text:p text:style-name="P93">SOLUTION :</text:p>
      <text:p text:style-name="P93"/>
      <text:p text:style-name="P93">add header file in </text:p>
      <text:p text:style-name="P93">frameworks/av/media/libstagefright/include/media/stagefright/MediaDefsExt.h</text:p>
      <text:p text:style-name="P93"/>
      <text:p text:style-name="P93"><text:tab/>ERROR <text:span text:style-name="T28">5</text:span>:-</text:p>
      <text:p text:style-name="P93"/>
      <text:p text:style-name="P95">ED: out/target/product/evk_mq/obj/ETC/sepolicy.recovery_intermediates/sepolicy </text:p>
      <text:p text:style-name="P95">/bin/bash -c "(ASAN_OPTIONS=detect_leaks=0 out/host/linux-x86/bin/checkpolicy -M -c <text:tab/><text:tab/>30 -o out/target/product/evk_mq/obj/ETC/sepolicy.recovery_intermediates/sepolicy.tmp out/target/product/evk_mq/obj/ETC/sepolicy.recovery_intermediates/sepolicy.recovery.conf ) &amp;&amp; (out/host/linux-x86/bin/sepolicy-analyze out/target/product/evk_mq/obj/ETC/sepolicy.recovery_intermediates/sepolicy.tmp permissive &gt; out/target/product/evk_mq/obj/ETC/sepolicy.recovery_intermediates/sepolicy.permissivedomains ) &amp;&amp; (if [ \"userdebug\" = \"user\" -a -s out/target/product/evk_mq/obj/ETC/sepolicy.recovery_intermediates/sepolicy.permissivedomains ]; then <text:tab/><text:tab/>echo \"==========\" 1&gt;&amp;2; <text:tab/><text:tab/>echo \"ERROR: permissive domains not allowed in user builds\" 1&gt;&amp;2; <text:tab/><text:tab/>echo \"List of invalid domains:\" 1&gt;&amp;2; <text:tab/><text:tab/>cat out/target/product/evk_mq/obj/ETC/sepolicy.recovery_intermediates/sepolicy.permissivedomains 1&gt;&amp;2; <text:tab/><text:tab/>exit 1; <text:tab/>fi ) &amp;&amp; (mv <text:soft-page-break/>out/target/product/evk_mq/obj/ETC/sepolicy.recovery_intermediates/sepolicy.tmp out/target/product/evk_mq/obj/ETC/sepolicy.recovery_intermediates/sepolicy )" </text:p>
      <text:p text:style-name="P95">libsepol.report_failure: neverallow on line 1380 of system/sepolicy/public/domain.te (or line 11003 of policy.conf) violated by allow zygote cgroup:file { create }; </text:p>
      <text:p text:style-name="P95">libsepol.report_failure: neverallow on line 1380 of system/sepolicy/public/domain.te (or line 11003 of policy.conf) violated by allow init cgroup:file { create }; </text:p>
      <text:p text:style-name="P95">libsepol.report_failure: neverallow on line 1377 of system/sepolicy/public/domain.te (or line 11000 of policy.conf) violated by allow hal_usb_default sysfs:dir { write add_name }; </text:p>
      <text:p text:style-name="P95"/>
      <text:p text:style-name="P95"/>
      <text:p text:style-name="P95">sol:- </text:p>
      <text:p text:style-name="P99">modified <text:span text:style-name="T30">the content in </text:span>sepolicy directory</text:p>
      <text:p text:style-name="P99"/>
      <text:p text:style-name="P95"/>
      <text:p text:style-name="P75"/>
      <text:p text:style-name="P53"/>
      <text:p text:style-name="P53"/>
      <text:p text:style-name="P54">RUN TIME ERROR FOR DISPLAY:</text:p>
      <text:p text:style-name="P54"/>
      <text:p text:style-name="P54">4182 D v_gal <text:s text:c="2"/>: HAL user version 6.2.4 build 163672</text:p>
      <text:p text:style-name="P54">4182 D v_gal <text:s text:c="2"/>: HAL kernel version 6.2.4 build 190076</text:p>
      <text:p text:style-name="P54"/>
      <text:p text:style-name="P55">reason:</text:p>
      <text:p text:style-name="P55">mismatching of vendor/nxp/fsl-proprietary/gpu-viv and kernel_imx/drivers/mxc/gpu-viv/</text:p>
      <text:p text:style-name="P55">between aosp p version of kernel and o version o<text:span text:style-name="T32">f</text:span> kernel </text:p>
      <text:p text:style-name="P55"><text:s/></text:p>
      <text:p text:style-name="P54">Solution:</text:p>
      <text:p text:style-name="P55">we needto add the source code according to the same version of above files </text:p>
      <text:p text:style-name="P55"/>
      <text:p text:style-name="P56">ERROR :</text:p>
      <text:p text:style-name="P56">build/make/core/base_rules.mk:260: error: vendor/nxp/fsl_imx_omx/OSAL/linux: MODULE.TARGET.SHARED_LIBRARIES.lib_omx_osal_v2_arm11_elinux already defined by fsl_imx_omx/OSAL/linux.</text:p>
      <text:p text:style-name="P56">09:45:09 ckati failed with: exit status 1</text:p>
      <text:p text:style-name="P56"/>
      <text:p text:style-name="P56"/>
      <text:p text:style-name="P56">solution:</text:p>
      <text:p text:style-name="P57">somewhere in the source code same <text:s/><text:span text:style-name="T31">fsl_imx_omx </text:span>directory is present so remove the clone of extra directory 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117"><text:span text:style-name="T6">Qcom 626 build errors :</text:span> <text:s text:c="5"/></text:p>
      <text:p text:style-name="P117"/>
      <text:p text:style-name="P120">error1:</text:p>
      <text:p text:style-name="P117"/>
      <text:p text:style-name="P117">device/qcom/msm8953_64/BoardConfig.mk:33: error: USE_CLANG_PLATFORM_BUILD is obsolete. Clang is the only supported Android compiler. See <text:a xlink:type="simple" xlink:href="https://android.googlesource.com/platform/build/+/master/Changes.md#USE_CLANG_PLATFORM_BUILD" text:style-name="Internet_20_link" text:visited-style-name="Visited_20_Internet_20_Link">https://android.googlesource.com/platform/build/+/master/Changes.md#USE_CLANG_PLATFORM_BUILD</text:a></text:p>
      <text:p text:style-name="P117"/>
      <text:p text:style-name="P120">solution:</text:p>
      <text:p text:style-name="P117">remove <text:s/>USE_CLANG_PLATFORM_BUILD from device/qcom/msm8953_64/BoardConfig.mk:33 file</text:p>
      <text:p text:style-name="P117"/>
      <text:p text:style-name="P121">error2:</text:p>
      <text:p text:style-name="P118">sdk version errors</text:p>
      <text:p text:style-name="P118">vendor/codeaurora/telephony/ims/ConfURIDialer/Android.mk: </text:p>
      <text:p text:style-name="P119">vendor/codeaurora/telephony/ims/InCallUi/Android.mk</text:p>
      <text:p text:style-name="P119">vendor/nxp/opensource/packages/apps/Nfc/Android.mk</text:p>
      <text:p text:style-name="P119">vendor/nxp/opensource/packages/apps/Nfc/tests/Android.mk</text:p>
      <text:p text:style-name="P119">vendor/qcom/opensource/bluetooth/Android.mk</text:p>
      <text:p text:style-name="P119">vendor/qcom/opensource/bluetooth/SHOtestapp/Android.mk</text:p>
      <text:p text:style-name="P119">vendor/qcom/opensource/fm/fmapp2/Android.mk</text:p>
      <text:p text:style-name="P119"/>
      <text:p text:style-name="P121">solution :</text:p>
      <text:p text:style-name="P118">need to add LOCAL_SDK_VERSION := current </text:p>
      <text:p text:style-name="P118">in Android.mk files </text:p>
      <text:p text:style-name="P118"/>
      <text:p text:style-name="P118"/>
      <text:p text:style-name="P118"/>
      <text:p text:style-name="P122">error3:</text:p>
      <text:p text:style-name="P119"/>
      <text:p text:style-name="P119">bash: /home/ubuntu/QCOM_AOSP_P/android_build/device/qcom/common/vendor_hal_makefile_generator.sh: No such file or directory</text:p>
      <text:p text:style-name="P119">#### HAL file .bp generation failed dure to incpomaptible HAL files , please check above error log ####</text:p>
      <text:p text:style-name="P118"/>
      <text:p text:style-name="P119">solution:</text:p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>error4:</text:p>
      <text:p text:style-name="P119">FAILED: out/soong/build.ninja </text:p>
      <text:p text:style-name="P119">out/soong/.bootstrap/bin/soong_build -t -l out/.module_paths/Android.bp.list -b out/soong -n out -d out/soong/build.ninja.d -o out/soong/build.ninja Android.bp</text:p>
      <text:p text:style-name="P119">Clang SA is not enabled</text:p>
      <text:p text:style-name="P119">error: system/vold/Android.bp:88:1: "libvold" depends on undefined module "libcryptfs_hw_headers"</text:p>
      <text:p text:style-name="P119">error: system/vold/Android.bp:88:1: "libvold" depends on undefined module "libcryptfs_hw"</text:p>
      <text:p text:style-name="P119">error: system/vold/Android.bp:152:1: "vold" depends on undefined module "libcryptfs_hw"</text:p>
      <text:p text:style-name="P119">error: packages/apps/Bluetooth/jni/Android.bp:1:1: "libbluetooth_jni" depends on undefined module "libbluetoothqti_jni"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7:13:01.646390982</meta:creation-date>
    <meta:editing-duration>P16DT2H40M24S</meta:editing-duration>
    <meta:editing-cycles>139</meta:editing-cycles>
    <meta:generator>LibreOffice/5.1.6.2$Linux_X86_64 LibreOffice_project/10m0$Build-2</meta:generator>
    <dc:date>2019-11-18T12:06:59.114919905</dc:date>
    <meta:document-statistic meta:table-count="0" meta:image-count="0" meta:object-count="0" meta:page-count="24" meta:paragraph-count="407" meta:word-count="2794" meta:character-count="28906" meta:non-whitespace-character-count="26066"/>
  </office:meta>
</office:document-meta>
</file>